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/>
    <style:style style:name="ce48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6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1098720" table:style-name="ce17">
            <text:p>1.098.720</text:p>
          </table:table-cell>
          <table:table-cell office:value-type="float" office:value="168000" table:style-name="ce18">
            <text:p>168.000</text:p>
          </table:table-cell>
          <table:table-cell office:value-type="float" office:value="381600" table:style-name="ce18">
            <text:p>381.600</text:p>
          </table:table-cell>
          <table:table-cell office:value-type="float" office:value="1648320" table:style-name="ce19">
            <text:p>1.648.320</text:p>
          </table:table-cell>
          <table:table-cell office:value-type="float" office:value="1483868" table:style-name="ce19">
            <text:p>1.483.868</text:p>
          </table:table-cell>
          <table:table-cell office:value-type="percentage" office:value="0.90023053775965833" table:style-name="ce20">
            <text:p>90,0%</text:p>
          </table:table-cell>
          <table:table-cell office:value-type="float" office:value="514632" table:style-name="ce17">
            <text:p>514.632</text:p>
          </table:table-cell>
          <table:table-cell office:value-type="date" office:date-value="2021-03-31T00:00:00" table:style-name="ce21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209745" table:style-name="ce22">
            <text:p>209.745</text:p>
          </table:table-cell>
          <table:table-cell office:value-type="float" office:value="35300" table:style-name="ce23">
            <text:p>35.300</text:p>
          </table:table-cell>
          <table:table-cell office:value-type="float" office:value="59900" table:style-name="ce23">
            <text:p>59.900</text:p>
          </table:table-cell>
          <table:table-cell office:value-type="float" office:value="304945" table:style-name="ce24">
            <text:p>304.945</text:p>
          </table:table-cell>
          <table:table-cell office:value-type="float" office:value="258902" table:style-name="ce24">
            <text:p>258.902</text:p>
          </table:table-cell>
          <table:table-cell office:value-type="percentage" office:value="0.84901211693912015" table:style-name="ce25">
            <text:p>84,9%</text:p>
          </table:table-cell>
          <table:table-cell office:value-type="float" office:value="93627" table:style-name="ce22">
            <text:p>93.627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203315" table:style-name="ce22">
            <text:p>203.315</text:p>
          </table:table-cell>
          <table:table-cell office:value-type="float" office:value="32700" table:style-name="ce23">
            <text:p>32.700</text:p>
          </table:table-cell>
          <table:table-cell office:value-type="float" office:value="46000" table:style-name="ce23">
            <text:p>46.000</text:p>
          </table:table-cell>
          <table:table-cell office:value-type="float" office:value="282015" table:style-name="ce24">
            <text:p>282.015</text:p>
          </table:table-cell>
          <table:table-cell office:value-type="float" office:value="234491" table:style-name="ce24">
            <text:p>234.491</text:p>
          </table:table-cell>
          <table:table-cell office:value-type="percentage" office:value="0.83148414091449041" table:style-name="ce25">
            <text:p>83,1%</text:p>
          </table:table-cell>
          <table:table-cell office:value-type="float" office:value="89604" table:style-name="ce22">
            <text:p>89.604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12680" table:style-name="ce22">
            <text:p>112.680</text:p>
          </table:table-cell>
          <table:table-cell office:value-type="float" office:value="18000" table:style-name="ce23">
            <text:p>18.000</text:p>
          </table:table-cell>
          <table:table-cell office:value-type="float" office:value="52700" table:style-name="ce23">
            <text:p>52.700</text:p>
          </table:table-cell>
          <table:table-cell office:value-type="float" office:value="183380" table:style-name="ce24">
            <text:p>183.380</text:p>
          </table:table-cell>
          <table:table-cell office:value-type="float" office:value="160884" table:style-name="ce24">
            <text:p>160.884</text:p>
          </table:table-cell>
          <table:table-cell office:value-type="percentage" office:value="0.87732577162176906" table:style-name="ce25">
            <text:p>87,7%</text:p>
          </table:table-cell>
          <table:table-cell office:value-type="float" office:value="45509" table:style-name="ce22">
            <text:p>45.509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2800" table:style-name="ce22">
            <text:p>232.800</text:p>
          </table:table-cell>
          <table:table-cell office:value-type="float" office:value="35800" table:style-name="ce23">
            <text:p>35.800</text:p>
          </table:table-cell>
          <table:table-cell office:value-type="float" office:value="98100" table:style-name="ce23">
            <text:p>98.100</text:p>
          </table:table-cell>
          <table:table-cell office:value-type="float" office:value="366700" table:style-name="ce24">
            <text:p>366.700</text:p>
          </table:table-cell>
          <table:table-cell office:value-type="float" office:value="315167" table:style-name="ce24">
            <text:p>315.167</text:p>
          </table:table-cell>
          <table:table-cell office:value-type="percentage" office:value="0.85946823016089446" table:style-name="ce25">
            <text:p>85,9%</text:p>
          </table:table-cell>
          <table:table-cell office:value-type="float" office:value="108593" table:style-name="ce22">
            <text:p>108.593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97845" table:style-name="ce22">
            <text:p>97.845</text:p>
          </table:table-cell>
          <table:table-cell office:value-type="float" office:value="15300" table:style-name="ce23">
            <text:p>15.300</text:p>
          </table:table-cell>
          <table:table-cell office:value-type="float" office:value="26200" table:style-name="ce23">
            <text:p>26.200</text:p>
          </table:table-cell>
          <table:table-cell office:value-type="float" office:value="139345" table:style-name="ce24">
            <text:p>139.345</text:p>
          </table:table-cell>
          <table:table-cell office:value-type="float" office:value="114080" table:style-name="ce24">
            <text:p>114.080</text:p>
          </table:table-cell>
          <table:table-cell office:value-type="percentage" office:value="0.81868743047830927" table:style-name="ce25">
            <text:p>81,9%</text:p>
          </table:table-cell>
          <table:table-cell office:value-type="float" office:value="44056" table:style-name="ce22">
            <text:p>44.056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463035" table:style-name="ce22">
            <text:p>463.035</text:p>
          </table:table-cell>
          <table:table-cell office:value-type="float" office:value="78300" table:style-name="ce23">
            <text:p>78.300</text:p>
          </table:table-cell>
          <table:table-cell office:value-type="float" office:value="108100" table:style-name="ce23">
            <text:p>108.100</text:p>
          </table:table-cell>
          <table:table-cell office:value-type="float" office:value="649435" table:style-name="ce24">
            <text:p>649.435</text:p>
          </table:table-cell>
          <table:table-cell office:value-type="float" office:value="554254" table:style-name="ce24">
            <text:p>554.254</text:p>
          </table:table-cell>
          <table:table-cell office:value-type="percentage" office:value="0.85344029810527611" table:style-name="ce25">
            <text:p>85,3%</text:p>
          </table:table-cell>
          <table:table-cell office:value-type="float" office:value="207364" table:style-name="ce22">
            <text:p>207.364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300555" table:style-name="ce22">
            <text:p>300.555</text:p>
          </table:table-cell>
          <table:table-cell office:value-type="float" office:value="49600" table:style-name="ce23">
            <text:p>49.600</text:p>
          </table:table-cell>
          <table:table-cell office:value-type="float" office:value="92200" table:style-name="ce23">
            <text:p>92.200</text:p>
          </table:table-cell>
          <table:table-cell office:value-type="float" office:value="442355" table:style-name="ce24">
            <text:p>442.355</text:p>
          </table:table-cell>
          <table:table-cell office:value-type="float" office:value="356085" table:style-name="ce24">
            <text:p>356.085</text:p>
          </table:table-cell>
          <table:table-cell office:value-type="percentage" office:value="0.80497564173571001" table:style-name="ce25">
            <text:p>80,5%</text:p>
          </table:table-cell>
          <table:table-cell office:value-type="float" office:value="122854" table:style-name="ce22">
            <text:p>122.854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1027880" table:style-name="ce22">
            <text:p>1.027.880</text:p>
          </table:table-cell>
          <table:table-cell office:value-type="float" office:value="168400" table:style-name="ce23">
            <text:p>168.400</text:p>
          </table:table-cell>
          <table:table-cell office:value-type="float" office:value="350800" table:style-name="ce23">
            <text:p>350.800</text:p>
          </table:table-cell>
          <table:table-cell office:value-type="float" office:value="1547080" table:style-name="ce24">
            <text:p>1.547.080</text:p>
          </table:table-cell>
          <table:table-cell office:value-type="float" office:value="1353057" table:style-name="ce24">
            <text:p>1.353.057</text:p>
          </table:table-cell>
          <table:table-cell office:value-type="percentage" office:value="0.87458761020761688" table:style-name="ce25">
            <text:p>87,5%</text:p>
          </table:table-cell>
          <table:table-cell office:value-type="float" office:value="431509" table:style-name="ce22">
            <text:p>431.509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86360" table:style-name="ce22">
            <text:p>586.360</text:p>
          </table:table-cell>
          <table:table-cell office:value-type="float" office:value="96800" table:style-name="ce23">
            <text:p>96.800</text:p>
          </table:table-cell>
          <table:table-cell office:value-type="float" office:value="228100" table:style-name="ce23">
            <text:p>228.100</text:p>
          </table:table-cell>
          <table:table-cell office:value-type="float" office:value="911260" table:style-name="ce24">
            <text:p>911.260</text:p>
          </table:table-cell>
          <table:table-cell office:value-type="float" office:value="821536" table:style-name="ce24">
            <text:p>821.536</text:p>
          </table:table-cell>
          <table:table-cell office:value-type="percentage" office:value="0.90153852906963983" table:style-name="ce25">
            <text:p>90,2%</text:p>
          </table:table-cell>
          <table:table-cell office:value-type="float" office:value="257143" table:style-name="ce22">
            <text:p>257.143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78505" table:style-name="ce22">
            <text:p>178.505</text:p>
          </table:table-cell>
          <table:table-cell office:value-type="float" office:value="28100" table:style-name="ce23">
            <text:p>28.100</text:p>
          </table:table-cell>
          <table:table-cell office:value-type="float" office:value="47900" table:style-name="ce23">
            <text:p>47.900</text:p>
          </table:table-cell>
          <table:table-cell office:value-type="float" office:value="254505" table:style-name="ce24">
            <text:p>254.505</text:p>
          </table:table-cell>
          <table:table-cell office:value-type="float" office:value="231560" table:style-name="ce24">
            <text:p>231.560</text:p>
          </table:table-cell>
          <table:table-cell office:value-type="percentage" office:value="0.9098446003025481" table:style-name="ce25">
            <text:p>91,0%</text:p>
          </table:table-cell>
          <table:table-cell office:value-type="float" office:value="76693" table:style-name="ce22">
            <text:p>76.693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427165" table:style-name="ce22">
            <text:p>427.165</text:p>
          </table:table-cell>
          <table:table-cell office:value-type="float" office:value="73600" table:style-name="ce23">
            <text:p>73.600</text:p>
          </table:table-cell>
          <table:table-cell office:value-type="float" office:value="121900" table:style-name="ce23">
            <text:p>121.900</text:p>
          </table:table-cell>
          <table:table-cell office:value-type="float" office:value="622665" table:style-name="ce24">
            <text:p>622.665</text:p>
          </table:table-cell>
          <table:table-cell office:value-type="float" office:value="498870" table:style-name="ce24">
            <text:p>498.870</text:p>
          </table:table-cell>
          <table:table-cell office:value-type="percentage" office:value="0.80118522801185232" table:style-name="ce25">
            <text:p>80,1%</text:p>
          </table:table-cell>
          <table:table-cell office:value-type="float" office:value="162397" table:style-name="ce22">
            <text:p>162.397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50375" table:style-name="ce22">
            <text:p>50.375</text:p>
          </table:table-cell>
          <table:table-cell office:value-type="float" office:value="7800" table:style-name="ce23">
            <text:p>7.800</text:p>
          </table:table-cell>
          <table:table-cell office:value-type="float" office:value="14400" table:style-name="ce23">
            <text:p>14.400</text:p>
          </table:table-cell>
          <table:table-cell office:value-type="float" office:value="72575" table:style-name="ce24">
            <text:p>72.575</text:p>
          </table:table-cell>
          <table:table-cell office:value-type="float" office:value="65886" table:style-name="ce24">
            <text:p>65.886</text:p>
          </table:table-cell>
          <table:table-cell office:value-type="percentage" office:value="0.90783327592146057" table:style-name="ce25">
            <text:p>90,8%</text:p>
          </table:table-cell>
          <table:table-cell office:value-type="float" office:value="21980" table:style-name="ce22">
            <text:p>21.980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838815" table:style-name="ce22">
            <text:p>838.815</text:p>
          </table:table-cell>
          <table:table-cell office:value-type="float" office:value="136100" table:style-name="ce23">
            <text:p>136.100</text:p>
          </table:table-cell>
          <table:table-cell office:value-type="float" office:value="305800" table:style-name="ce23">
            <text:p>305.800</text:p>
          </table:table-cell>
          <table:table-cell office:value-type="float" office:value="1280715" table:style-name="ce24">
            <text:p>1.280.715</text:p>
          </table:table-cell>
          <table:table-cell office:value-type="float" office:value="1092992" table:style-name="ce24">
            <text:p>1.092.992</text:p>
          </table:table-cell>
          <table:table-cell office:value-type="percentage" office:value="0.85342328308796256" table:style-name="ce25">
            <text:p>85,3%</text:p>
          </table:table-cell>
          <table:table-cell office:value-type="float" office:value="376909" table:style-name="ce22">
            <text:p>376.909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97285" table:style-name="ce22">
            <text:p>197.285</text:p>
          </table:table-cell>
          <table:table-cell office:value-type="float" office:value="29400" table:style-name="ce23">
            <text:p>29.400</text:p>
          </table:table-cell>
          <table:table-cell office:value-type="float" office:value="68100" table:style-name="ce23">
            <text:p>68.100</text:p>
          </table:table-cell>
          <table:table-cell office:value-type="float" office:value="294785" table:style-name="ce24">
            <text:p>294.785</text:p>
          </table:table-cell>
          <table:table-cell office:value-type="float" office:value="246425" table:style-name="ce24">
            <text:p>246.425</text:p>
          </table:table-cell>
          <table:table-cell office:value-type="percentage" office:value="0.83594823345828317" table:style-name="ce25">
            <text:p>83,6%</text:p>
          </table:table-cell>
          <table:table-cell office:value-type="float" office:value="87958" table:style-name="ce22">
            <text:p>87.958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95505" table:style-name="ce22">
            <text:p>95.505</text:p>
          </table:table-cell>
          <table:table-cell office:value-type="float" office:value="15400" table:style-name="ce23">
            <text:p>15.400</text:p>
          </table:table-cell>
          <table:table-cell office:value-type="float" office:value="29800" table:style-name="ce23">
            <text:p>29.800</text:p>
          </table:table-cell>
          <table:table-cell office:value-type="float" office:value="140705" table:style-name="ce24">
            <text:p>140.705</text:p>
          </table:table-cell>
          <table:table-cell office:value-type="float" office:value="121389" table:style-name="ce24">
            <text:p>121.389</text:p>
          </table:table-cell>
          <table:table-cell office:value-type="percentage" office:value="0.86271987491560354" table:style-name="ce25">
            <text:p>86,3%</text:p>
          </table:table-cell>
          <table:table-cell office:value-type="float" office:value="39638" table:style-name="ce22">
            <text:p>39.638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314550" table:style-name="ce22">
            <text:p>314.550</text:p>
          </table:table-cell>
          <table:table-cell office:value-type="float" office:value="52900" table:style-name="ce23">
            <text:p>52.900</text:p>
          </table:table-cell>
          <table:table-cell office:value-type="float" office:value="100200" table:style-name="ce23">
            <text:p>100.200</text:p>
          </table:table-cell>
          <table:table-cell office:value-type="float" office:value="467650" table:style-name="ce24">
            <text:p>467.650</text:p>
          </table:table-cell>
          <table:table-cell office:value-type="float" office:value="370971" table:style-name="ce24">
            <text:p>370.971</text:p>
          </table:table-cell>
          <table:table-cell office:value-type="percentage" office:value="0.79326633165829141" table:style-name="ce25">
            <text:p>79,3%</text:p>
          </table:table-cell>
          <table:table-cell office:value-type="float" office:value="105534" table:style-name="ce22">
            <text:p>105.534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830" table:style-name="ce22">
            <text:p>7.830</text:p>
          </table:table-cell>
          <table:table-cell office:value-type="float" office:value="1300" table:style-name="ce23">
            <text:p>1.300</text:p>
          </table:table-cell>
          <table:table-cell office:value-type="float" office:value="3900" table:style-name="ce23">
            <text:p>3.900</text:p>
          </table:table-cell>
          <table:table-cell office:value-type="float" office:value="13030" table:style-name="ce24">
            <text:p>13.030</text:p>
          </table:table-cell>
          <table:table-cell office:value-type="float" office:value="11226" table:style-name="ce24">
            <text:p>11.226</text:p>
          </table:table-cell>
          <table:table-cell office:value-type="percentage" office:value="0.8615502686108979" table:style-name="ce25">
            <text:p>86,2%</text:p>
          </table:table-cell>
          <table:table-cell office:value-type="float" office:value="3601" table:style-name="ce22">
            <text:p>3.601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830" table:style-name="ce22">
            <text:p>7.830</text:p>
          </table:table-cell>
          <table:table-cell office:value-type="float" office:value="1200" table:style-name="ce23">
            <text:p>1.200</text:p>
          </table:table-cell>
          <table:table-cell office:value-type="float" office:value="3900" table:style-name="ce23">
            <text:p>3.900</text:p>
          </table:table-cell>
          <table:table-cell office:value-type="float" office:value="12930" table:style-name="ce24">
            <text:p>12.930</text:p>
          </table:table-cell>
          <table:table-cell office:value-type="float" office:value="10413" table:style-name="ce24">
            <text:p>10.413</text:p>
          </table:table-cell>
          <table:table-cell office:value-type="percentage" office:value="0.80533642691415308" table:style-name="ce25">
            <text:p>80,5%</text:p>
          </table:table-cell>
          <table:table-cell office:value-type="float" office:value="2423" table:style-name="ce22">
            <text:p>2.423</text:p>
          </table:table-cell>
          <table:table-cell office:value-type="date" office:date-value="2021-03-30T00:00:00" table:style-name="ce27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19500" table:style-name="ce22">
            <text:p>19.500</text:p>
          </table:table-cell>
          <table:table-cell office:value-type="float" office:value="0" table:style-name="ce23">
            <text:p>0</text:p>
          </table:table-cell>
          <table:table-cell office:value-type="float" office:value="36100" table:style-name="ce23">
            <text:p>36.100</text:p>
          </table:table-cell>
          <table:table-cell office:value-type="float" office:value="55600" table:style-name="ce24">
            <text:p>55.600</text:p>
          </table:table-cell>
          <table:table-cell office:value-type="float" office:value="40099" table:style-name="ce24">
            <text:p>40.099</text:p>
          </table:table-cell>
          <table:table-cell office:value-type="percentage" office:value="0.72120503597122299" table:style-name="ce25">
            <text:p>72,1%</text:p>
          </table:table-cell>
          <table:table-cell office:value-type="float" office:value="4991" table:style-name="ce22">
            <text:p>4.991</text:p>
          </table:table-cell>
          <table:table-cell office:value-type="date" office:date-value="2021-03-31T00:00:00" table:style-name="ce27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6470295" table:style-name="ce28">
            <text:p>6.470.295</text:p>
          </table:table-cell>
          <table:table-cell office:value-type="float" office:value="1044000" table:style-name="ce29">
            <text:p>1.044.000</text:p>
          </table:table-cell>
          <table:table-cell office:value-type="float" office:value="2175700" table:style-name="ce30">
            <text:p>2.175.700</text:p>
          </table:table-cell>
          <table:table-cell office:value-type="float" office:value="9689995" table:style-name="ce31">
            <text:p>9.689.995</text:p>
          </table:table-cell>
          <table:table-cell office:value-type="float" office:value="8342155" table:style-name="ce31">
            <text:p>8.342.155</text:p>
          </table:table-cell>
          <table:table-cell office:value-type="percentage" office:value="0.86090395299481581" table:style-name="ce32">
            <text:p>86,1%</text:p>
          </table:table-cell>
          <table:table-cell office:value-type="float" office:value="2797015" table:style-name="ce31">
            <text:p>2.797.015</text:p>
          </table:table-cell>
          <table:table-cell table:style-name="ce31"/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770" table:style-name="ce7">
            <text:p>40.770</text:p>
          </table:table-cell>
          <table:table-cell office:value-type="float" office:value="38848" table:style-name="ce7">
            <text:p>38.848</text:p>
          </table:table-cell>
          <table:table-cell office:value-type="percentage" office:value="0.97884804686562144" table:style-name="ce8">
            <text:p>97,9%</text:p>
          </table:table-cell>
          <table:table-cell office:value-type="percentage" office:value="0.93270269621377633" table:style-name="ce8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9" table:style-name="ce9">
            <text:p>17.829</text:p>
          </table:table-cell>
          <table:table-cell office:value-type="float" office:value="17829" table:style-name="ce10">
            <text:p>17.829</text:p>
          </table:table-cell>
          <table:table-cell office:value-type="float" office:value="17025" table:style-name="ce10">
            <text:p>17.025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95490493016994782" table:style-name="ce11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577" table:style-name="ce10">
            <text:p>11.577</text:p>
          </table:table-cell>
          <table:table-cell office:value-type="float" office:value="11115" table:style-name="ce10">
            <text:p>11.115</text:p>
          </table:table-cell>
          <table:table-cell office:value-type="percentage" office:value="0.96894877803816537" table:style-name="ce11">
            <text:p>96,9%</text:p>
          </table:table-cell>
          <table:table-cell office:value-type="percentage" office:value="0.93028121861399393" table:style-name="ce11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117" table:style-name="ce10">
            <text:p>5.117</text:p>
          </table:table-cell>
          <table:table-cell office:value-type="float" office:value="4869" table:style-name="ce10">
            <text:p>4.869</text:p>
          </table:table-cell>
          <table:table-cell office:value-type="percentage" office:value="0.93104075691411936" table:style-name="ce11">
            <text:p>93,1%</text:p>
          </table:table-cell>
          <table:table-cell office:value-type="percentage" office:value="0.88591703056768556" table:style-name="ce11">
            <text:p>88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531" table:style-name="ce9">
            <text:p>10.531</text:p>
          </table:table-cell>
          <table:table-cell office:value-type="float" office:value="10531" table:style-name="ce10">
            <text:p>10.531</text:p>
          </table:table-cell>
          <table:table-cell office:value-type="float" office:value="9441" table:style-name="ce10">
            <text:p>9.44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9649605925363218" table:style-name="ce11">
            <text:p>89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821" table:style-name="ce10">
            <text:p>6.821</text:p>
          </table:table-cell>
          <table:table-cell office:value-type="float" office:value="6429" table:style-name="ce10">
            <text:p>6.429</text:p>
          </table:table-cell>
          <table:table-cell office:value-type="percentage" office:value="0.98583610348316231" table:style-name="ce11">
            <text:p>98,6%</text:p>
          </table:table-cell>
          <table:table-cell office:value-type="percentage" office:value="0.92918051741581154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5800" table:style-name="ce9">
            <text:p>45.800</text:p>
          </table:table-cell>
          <table:table-cell office:value-type="float" office:value="45717" table:style-name="ce10">
            <text:p>45.717</text:p>
          </table:table-cell>
          <table:table-cell office:value-type="float" office:value="43930" table:style-name="ce10">
            <text:p>43.930</text:p>
          </table:table-cell>
          <table:table-cell office:value-type="percentage" office:value="0.99818777292576422" table:style-name="ce11">
            <text:p>99,8%</text:p>
          </table:table-cell>
          <table:table-cell office:value-type="percentage" office:value="0.95917030567685591" table:style-name="ce11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9">
            <text:p>25.566</text:p>
          </table:table-cell>
          <table:table-cell office:value-type="float" office:value="24387" table:style-name="ce10">
            <text:p>24.387</text:p>
          </table:table-cell>
          <table:table-cell office:value-type="float" office:value="22610" table:style-name="ce10">
            <text:p>22.610</text:p>
          </table:table-cell>
          <table:table-cell office:value-type="percentage" office:value="0.95388406477352738" table:style-name="ce11">
            <text:p>95,4%</text:p>
          </table:table-cell>
          <table:table-cell office:value-type="percentage" office:value="0.88437768911836034" table:style-name="ce11">
            <text:p>88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3343" table:style-name="ce9">
            <text:p>73.343</text:p>
          </table:table-cell>
          <table:table-cell office:value-type="float" office:value="73068" table:style-name="ce10">
            <text:p>73.068</text:p>
          </table:table-cell>
          <table:table-cell office:value-type="float" office:value="62908" table:style-name="ce10">
            <text:p>62.908</text:p>
          </table:table-cell>
          <table:table-cell office:value-type="percentage" office:value="0.99625049425303025" table:style-name="ce11">
            <text:p>99,6%</text:p>
          </table:table-cell>
          <table:table-cell office:value-type="percentage" office:value="0.85772330011043996" table:style-name="ce11">
            <text:p>85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9500" table:style-name="ce9">
            <text:p>29.500</text:p>
          </table:table-cell>
          <table:table-cell office:value-type="float" office:value="29240" table:style-name="ce10">
            <text:p>29.240</text:p>
          </table:table-cell>
          <table:table-cell office:value-type="float" office:value="26788" table:style-name="ce10">
            <text:p>26.788</text:p>
          </table:table-cell>
          <table:table-cell office:value-type="percentage" office:value="0.99118644067796613" table:style-name="ce11">
            <text:p>99,1%</text:p>
          </table:table-cell>
          <table:table-cell office:value-type="percentage" office:value="0.90806779661016945" table:style-name="ce11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438" table:style-name="ce10">
            <text:p>14.438</text:p>
          </table:table-cell>
          <table:table-cell office:value-type="float" office:value="13794" table:style-name="ce10">
            <text:p>13.794</text:p>
          </table:table-cell>
          <table:table-cell office:value-type="percentage" office:value="0.94824642059634834" table:style-name="ce11">
            <text:p>94,8%</text:p>
          </table:table-cell>
          <table:table-cell office:value-type="percentage" office:value="0.9059503480887954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3048" table:style-name="ce9">
            <text:p>23.048</text:p>
          </table:table-cell>
          <table:table-cell office:value-type="float" office:value="22831" table:style-name="ce10">
            <text:p>22.831</text:p>
          </table:table-cell>
          <table:table-cell office:value-type="float" office:value="21872" table:style-name="ce10">
            <text:p>21.872</text:p>
          </table:table-cell>
          <table:table-cell office:value-type="percentage" office:value="0.9905848663658452" table:style-name="ce11">
            <text:p>99,1%</text:p>
          </table:table-cell>
          <table:table-cell office:value-type="percentage" office:value="0.94897604998264495" table:style-name="ce11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90" table:style-name="ce9">
            <text:p>3.390</text:p>
          </table:table-cell>
          <table:table-cell office:value-type="float" office:value="3341" table:style-name="ce10">
            <text:p>3.341</text:p>
          </table:table-cell>
          <table:table-cell office:value-type="float" office:value="3224" table:style-name="ce10">
            <text:p>3.224</text:p>
          </table:table-cell>
          <table:table-cell office:value-type="percentage" office:value="0.98554572271386431" table:style-name="ce11">
            <text:p>98,6%</text:p>
          </table:table-cell>
          <table:table-cell office:value-type="percentage" office:value="0.95103244837758116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51179" table:style-name="ce9">
            <text:p>51.179</text:p>
          </table:table-cell>
          <table:table-cell office:value-type="float" office:value="49548" table:style-name="ce10">
            <text:p>49.548</text:p>
          </table:table-cell>
          <table:table-cell office:value-type="float" office:value="45552" table:style-name="ce10">
            <text:p>45.552</text:p>
          </table:table-cell>
          <table:table-cell office:value-type="percentage" office:value="0.96813146016921003" table:style-name="ce11">
            <text:p>96,8%</text:p>
          </table:table-cell>
          <table:table-cell office:value-type="percentage" office:value="0.89005256062056703" table:style-name="ce11">
            <text:p>89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225" table:style-name="ce10">
            <text:p>11.225</text:p>
          </table:table-cell>
          <table:table-cell office:value-type="float" office:value="10690" table:style-name="ce10">
            <text:p>10.690</text:p>
          </table:table-cell>
          <table:table-cell office:value-type="percentage" office:value="0.94446781657551537" table:style-name="ce11">
            <text:p>94,4%</text:p>
          </table:table-cell>
          <table:table-cell office:value-type="percentage" office:value="0.89945309213294067" table:style-name="ce11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8052" table:style-name="ce10">
            <text:p>8.052</text:p>
          </table:table-cell>
          <table:table-cell office:value-type="float" office:value="7838" table:style-name="ce10">
            <text:p>7.838</text:p>
          </table:table-cell>
          <table:table-cell office:value-type="percentage" office:value="0.96512046026609133" table:style-name="ce11">
            <text:p>96,5%</text:p>
          </table:table-cell>
          <table:table-cell office:value-type="percentage" office:value="0.93947021455112067" table:style-name="ce11">
            <text:p>93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3000" table:style-name="ce9">
            <text:p>23.000</text:p>
          </table:table-cell>
          <table:table-cell office:value-type="float" office:value="22515" table:style-name="ce10">
            <text:p>22.515</text:p>
          </table:table-cell>
          <table:table-cell office:value-type="float" office:value="20266" table:style-name="ce10">
            <text:p>20.266</text:p>
          </table:table-cell>
          <table:table-cell office:value-type="percentage" office:value="0.97891304347826091" table:style-name="ce11">
            <text:p>97,9%</text:p>
          </table:table-cell>
          <table:table-cell office:value-type="percentage" office:value="0.88113043478260866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9" table:style-name="ce10">
            <text:p>189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9" table:style-name="ce11">
            <text:p>90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3" table:style-name="ce10">
            <text:p>303</text:p>
          </table:table-cell>
          <table:table-cell office:value-type="float" office:value="292" table:style-name="ce10">
            <text:p>292</text:p>
          </table:table-cell>
          <table:table-cell office:value-type="percentage" office:value="0.96190476190476193" table:style-name="ce11">
            <text:p>96,2%</text:p>
          </table:table-cell>
          <table:table-cell office:value-type="percentage" office:value="0.92698412698412702" table:style-name="ce11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405179" table:style-name="ce12">
            <text:p>405.179</text:p>
          </table:table-cell>
          <table:table-cell office:value-type="float" office:value="397502" table:style-name="ce12">
            <text:p>397.502</text:p>
          </table:table-cell>
          <table:table-cell office:value-type="float" office:value="367680" table:style-name="ce12">
            <text:p>367.680</text:p>
          </table:table-cell>
          <table:table-cell office:value-type="percentage" office:value="0.98105281863077798" table:style-name="ce13">
            <text:p>98,1%</text:p>
          </table:table-cell>
          <table:table-cell office:value-type="percentage" office:value="0.90745078101283627" table:style-name="ce13">
            <text:p>90,7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16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3">
            <text:p>Población a vacunar <text:s/>Grupos 1-5A+6</text:p>
          </table:table-cell>
          <table:table-cell office:value-type="string" table:style-name="ce3">
            <text:p>Dosis administradas</text:p>
          </table:table-cell>
          <table:table-cell office:value-type="string" table:style-name="ce3">
            <text:p>Nº Personas con 1 dosis</text:p>
          </table:table-cell>
          <table:table-cell office:value-type="string" table:style-name="ce3">
            <text:p>% 1ª dosis</text:p>
          </table:table-cell>
          <table:table-cell office:value-type="string" table:style-name="ce3">
            <text:p>Nº Personas con pauta completa</text:p>
          </table:table-cell>
          <table:table-cell office:value-type="string" table:style-name="ce3">
            <text:p>% personas con pauta completa</text:p>
          </table:table-cell>
          <table:table-cell office:value-type="string" table:style-name="ce15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60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60">
            <text:p>48,7%</text:p>
          </table:table-cell>
          <table:table-cell office:value-type="date" office:date-value="2021-03-30T00:00:00" table:style-name="ce21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210455" table:style-name="ce9">
            <text:p>210.455</text:p>
          </table:table-cell>
          <table:table-cell office:value-type="float" office:value="250339" table:style-name="ce10">
            <text:p>250.339</text:p>
          </table:table-cell>
          <table:table-cell office:value-type="float" office:value="161061" table:style-name="ce10">
            <text:p>161.061</text:p>
          </table:table-cell>
          <table:table-cell office:value-type="percentage" office:value="0.765298995034568" table:style-name="ce61">
            <text:p>76,5%</text:p>
          </table:table-cell>
          <table:table-cell office:value-type="float" office:value="89278" table:style-name="ce10">
            <text:p>89.278</text:p>
          </table:table-cell>
          <table:table-cell office:value-type="percentage" office:value="0.42421420256111758" table:style-name="ce61">
            <text:p>42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71754" table:style-name="ce9">
            <text:p>171.754</text:p>
          </table:table-cell>
          <table:table-cell office:value-type="float" office:value="225915" table:style-name="ce10">
            <text:p>225.915</text:p>
          </table:table-cell>
          <table:table-cell office:value-type="float" office:value="138822" table:style-name="ce10">
            <text:p>138.822</text:p>
          </table:table-cell>
          <table:table-cell office:value-type="percentage" office:value="0.80826065186254759" table:style-name="ce61">
            <text:p>80,8%</text:p>
          </table:table-cell>
          <table:table-cell office:value-type="float" office:value="87093" table:style-name="ce10">
            <text:p>87.093</text:p>
          </table:table-cell>
          <table:table-cell office:value-type="percentage" office:value="0.50707989333581749" table:style-name="ce61">
            <text:p>50,7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136065" table:style-name="ce9">
            <text:p>136.065</text:p>
          </table:table-cell>
          <table:table-cell office:value-type="float" office:value="160884" table:style-name="ce10">
            <text:p>160.884</text:p>
          </table:table-cell>
          <table:table-cell office:value-type="float" office:value="115375" table:style-name="ce10">
            <text:p>115.375</text:p>
          </table:table-cell>
          <table:table-cell office:value-type="percentage" office:value="0.8479403226399147" table:style-name="ce61">
            <text:p>84,8%</text:p>
          </table:table-cell>
          <table:table-cell office:value-type="float" office:value="45509" table:style-name="ce10">
            <text:p>45.509</text:p>
          </table:table-cell>
          <table:table-cell office:value-type="percentage" office:value="0.3344651453349502" table:style-name="ce61">
            <text:p>33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229731" table:style-name="ce9">
            <text:p>229.731</text:p>
          </table:table-cell>
          <table:table-cell office:value-type="float" office:value="304229" table:style-name="ce10">
            <text:p>304.229</text:p>
          </table:table-cell>
          <table:table-cell office:value-type="float" office:value="199517" table:style-name="ce10">
            <text:p>199.517</text:p>
          </table:table-cell>
          <table:table-cell office:value-type="percentage" office:value="0.86848096251703077" table:style-name="ce61">
            <text:p>86,8%</text:p>
          </table:table-cell>
          <table:table-cell office:value-type="float" office:value="104712" table:style-name="ce10">
            <text:p>104.712</text:p>
          </table:table-cell>
          <table:table-cell office:value-type="percentage" office:value="0.45580265615001891" table:style-name="ce61">
            <text:p>45,6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92346" table:style-name="ce9">
            <text:p>92.346</text:p>
          </table:table-cell>
          <table:table-cell office:value-type="float" office:value="114080" table:style-name="ce10">
            <text:p>114.080</text:p>
          </table:table-cell>
          <table:table-cell office:value-type="float" office:value="70024" table:style-name="ce10">
            <text:p>70.024</text:p>
          </table:table-cell>
          <table:table-cell office:value-type="percentage" office:value="0.75827864769454012" table:style-name="ce61">
            <text:p>75,8%</text:p>
          </table:table-cell>
          <table:table-cell office:value-type="float" office:value="44056" table:style-name="ce10">
            <text:p>44.056</text:p>
          </table:table-cell>
          <table:table-cell office:value-type="percentage" office:value="0.47707534706430166" table:style-name="ce61">
            <text:p>47,7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11992" table:style-name="ce9">
            <text:p>411.992</text:p>
          </table:table-cell>
          <table:table-cell office:value-type="float" office:value="534134" table:style-name="ce10">
            <text:p>534.134</text:p>
          </table:table-cell>
          <table:table-cell office:value-type="float" office:value="336070" table:style-name="ce10">
            <text:p>336.070</text:p>
          </table:table-cell>
          <table:table-cell office:value-type="percentage" office:value="0.81571972271306237" table:style-name="ce61">
            <text:p>81,6%</text:p>
          </table:table-cell>
          <table:table-cell office:value-type="float" office:value="198064" table:style-name="ce10">
            <text:p>198.064</text:p>
          </table:table-cell>
          <table:table-cell office:value-type="percentage" office:value="0.48074719897473739" table:style-name="ce61">
            <text:p>48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98749" table:style-name="ce9">
            <text:p>298.749</text:p>
          </table:table-cell>
          <table:table-cell office:value-type="float" office:value="356085" table:style-name="ce10">
            <text:p>356.085</text:p>
          </table:table-cell>
          <table:table-cell office:value-type="float" office:value="233231" table:style-name="ce10">
            <text:p>233.231</text:p>
          </table:table-cell>
          <table:table-cell office:value-type="percentage" office:value="0.78069215294444505" table:style-name="ce61">
            <text:p>78,1%</text:p>
          </table:table-cell>
          <table:table-cell office:value-type="float" office:value="122854" table:style-name="ce10">
            <text:p>122.854</text:p>
          </table:table-cell>
          <table:table-cell office:value-type="percentage" office:value="0.41122815473859325" table:style-name="ce61">
            <text:p>41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937088" table:style-name="ce9">
            <text:p>937.088</text:p>
          </table:table-cell>
          <table:table-cell office:value-type="float" office:value="1274944" table:style-name="ce10">
            <text:p>1.274.944</text:p>
          </table:table-cell>
          <table:table-cell office:value-type="float" office:value="853901" table:style-name="ce10">
            <text:p>853.901</text:p>
          </table:table-cell>
          <table:table-cell office:value-type="percentage" office:value="0.91122818774757541" table:style-name="ce61">
            <text:p>91,1%</text:p>
          </table:table-cell>
          <table:table-cell office:value-type="float" office:value="421043" table:style-name="ce10">
            <text:p>421.043</text:p>
          </table:table-cell>
          <table:table-cell office:value-type="percentage" office:value="0.4493099900969813" table:style-name="ce61">
            <text:p>44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619700" table:style-name="ce9">
            <text:p>619.700</text:p>
          </table:table-cell>
          <table:table-cell office:value-type="float" office:value="768217" table:style-name="ce10">
            <text:p>768.217</text:p>
          </table:table-cell>
          <table:table-cell office:value-type="float" office:value="516703" table:style-name="ce10">
            <text:p>516.703</text:p>
          </table:table-cell>
          <table:table-cell office:value-type="percentage" office:value="0.83379538486364368" table:style-name="ce61">
            <text:p>83,4%</text:p>
          </table:table-cell>
          <table:table-cell office:value-type="float" office:value="251514" table:style-name="ce10">
            <text:p>251.514</text:p>
          </table:table-cell>
          <table:table-cell office:value-type="percentage" office:value="0.40586412780377601" table:style-name="ce61">
            <text:p>40,6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73760" table:style-name="ce9">
            <text:p>173.760</text:p>
          </table:table-cell>
          <table:table-cell office:value-type="float" office:value="219487" table:style-name="ce10">
            <text:p>219.487</text:p>
          </table:table-cell>
          <table:table-cell office:value-type="float" office:value="144858" table:style-name="ce10">
            <text:p>144.858</text:p>
          </table:table-cell>
          <table:table-cell office:value-type="percentage" office:value="0.83366712707182322" table:style-name="ce61">
            <text:p>83,4%</text:p>
          </table:table-cell>
          <table:table-cell office:value-type="float" office:value="74629" table:style-name="ce10">
            <text:p>74.629</text:p>
          </table:table-cell>
          <table:table-cell office:value-type="percentage" office:value="0.42949470534069983" table:style-name="ce61">
            <text:p>42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369015" table:style-name="ce9">
            <text:p>369.015</text:p>
          </table:table-cell>
          <table:table-cell office:value-type="float" office:value="478450" table:style-name="ce10">
            <text:p>478.450</text:p>
          </table:table-cell>
          <table:table-cell office:value-type="float" office:value="323922" table:style-name="ce10">
            <text:p>323.922</text:p>
          </table:table-cell>
          <table:table-cell office:value-type="percentage" office:value="0.87780171537742369" table:style-name="ce61">
            <text:p>87,8%</text:p>
          </table:table-cell>
          <table:table-cell office:value-type="float" office:value="154528" table:style-name="ce10">
            <text:p>154.528</text:p>
          </table:table-cell>
          <table:table-cell office:value-type="percentage" office:value="0.41875804506591874" table:style-name="ce61">
            <text:p>41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55473" table:style-name="ce9">
            <text:p>55.473</text:p>
          </table:table-cell>
          <table:table-cell office:value-type="float" office:value="63416" table:style-name="ce10">
            <text:p>63.416</text:p>
          </table:table-cell>
          <table:table-cell office:value-type="float" office:value="42450" table:style-name="ce10">
            <text:p>42.450</text:p>
          </table:table-cell>
          <table:table-cell office:value-type="percentage" office:value="0.76523714239359686" table:style-name="ce61">
            <text:p>76,5%</text:p>
          </table:table-cell>
          <table:table-cell office:value-type="float" office:value="20966" table:style-name="ce10">
            <text:p>20.966</text:p>
          </table:table-cell>
          <table:table-cell office:value-type="percentage" office:value="0.37794963315486813" table:style-name="ce61">
            <text:p>37,8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838831" table:style-name="ce9">
            <text:p>838.831</text:p>
          </table:table-cell>
          <table:table-cell office:value-type="float" office:value="1058277" table:style-name="ce10">
            <text:p>1.058.277</text:p>
          </table:table-cell>
          <table:table-cell office:value-type="float" office:value="698382" table:style-name="ce10">
            <text:p>698.382</text:p>
          </table:table-cell>
          <table:table-cell office:value-type="percentage" office:value="0.83256579692452948" table:style-name="ce61">
            <text:p>83,3%</text:p>
          </table:table-cell>
          <table:table-cell office:value-type="float" office:value="359895" table:style-name="ce10">
            <text:p>359.895</text:p>
          </table:table-cell>
          <table:table-cell office:value-type="percentage" office:value="0.42904351412859087" table:style-name="ce61">
            <text:p>42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98553" table:style-name="ce9">
            <text:p>198.553</text:p>
          </table:table-cell>
          <table:table-cell office:value-type="float" office:value="237224" table:style-name="ce10">
            <text:p>237.224</text:p>
          </table:table-cell>
          <table:table-cell office:value-type="float" office:value="151569" table:style-name="ce10">
            <text:p>151.569</text:p>
          </table:table-cell>
          <table:table-cell office:value-type="percentage" office:value="0.76336796724300315" table:style-name="ce61">
            <text:p>76,3%</text:p>
          </table:table-cell>
          <table:table-cell office:value-type="float" office:value="85655" table:style-name="ce10">
            <text:p>85.655</text:p>
          </table:table-cell>
          <table:table-cell office:value-type="percentage" office:value="0.43139615115359625" table:style-name="ce61">
            <text:p>43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97268" table:style-name="ce9">
            <text:p>97.268</text:p>
          </table:table-cell>
          <table:table-cell office:value-type="float" office:value="117849" table:style-name="ce10">
            <text:p>117.849</text:p>
          </table:table-cell>
          <table:table-cell office:value-type="float" office:value="80540" table:style-name="ce10">
            <text:p>80.540</text:p>
          </table:table-cell>
          <table:table-cell office:value-type="percentage" office:value="0.82802154871077849" table:style-name="ce61">
            <text:p>82,8%</text:p>
          </table:table-cell>
          <table:table-cell office:value-type="float" office:value="37309" table:style-name="ce10">
            <text:p>37.309</text:p>
          </table:table-cell>
          <table:table-cell office:value-type="percentage" office:value="0.38356910803141836" table:style-name="ce61">
            <text:p>38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379432" table:style-name="ce9">
            <text:p>379.432</text:p>
          </table:table-cell>
          <table:table-cell office:value-type="float" office:value="370971" table:style-name="ce10">
            <text:p>370.971</text:p>
          </table:table-cell>
          <table:table-cell office:value-type="float" office:value="265437" table:style-name="ce10">
            <text:p>265.437</text:p>
          </table:table-cell>
          <table:table-cell office:value-type="percentage" office:value="0.69956408526428981" table:style-name="ce61">
            <text:p>70,0%</text:p>
          </table:table-cell>
          <table:table-cell office:value-type="float" office:value="105534" table:style-name="ce10">
            <text:p>105.534</text:p>
          </table:table-cell>
          <table:table-cell office:value-type="percentage" office:value="0.27813679394463303" table:style-name="ce61">
            <text:p>27,8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9988" table:style-name="ce9">
            <text:p>9.988</text:p>
          </table:table-cell>
          <table:table-cell office:value-type="float" office:value="11226" table:style-name="ce10">
            <text:p>11.226</text:p>
          </table:table-cell>
          <table:table-cell office:value-type="float" office:value="7625" table:style-name="ce10">
            <text:p>7.625</text:p>
          </table:table-cell>
          <table:table-cell office:value-type="percentage" office:value="0.76341609931918297" table:style-name="ce61">
            <text:p>76,3%</text:p>
          </table:table-cell>
          <table:table-cell office:value-type="float" office:value="3601" table:style-name="ce10">
            <text:p>3.601</text:p>
          </table:table-cell>
          <table:table-cell office:value-type="percentage" office:value="0.3605326391670004" table:style-name="ce61">
            <text:p>36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11311" table:style-name="ce9">
            <text:p>11.311</text:p>
          </table:table-cell>
          <table:table-cell office:value-type="float" office:value="10413" table:style-name="ce10">
            <text:p>10.413</text:p>
          </table:table-cell>
          <table:table-cell office:value-type="float" office:value="7990" table:style-name="ce10">
            <text:p>7.990</text:p>
          </table:table-cell>
          <table:table-cell office:value-type="percentage" office:value="0.70639200778003708" table:style-name="ce61">
            <text:p>70,6%</text:p>
          </table:table-cell>
          <table:table-cell office:value-type="float" office:value="2423" table:style-name="ce10">
            <text:p>2.423</text:p>
          </table:table-cell>
          <table:table-cell office:value-type="percentage" office:value="0.21421624966846434" table:style-name="ce61">
            <text:p>21,4%</text:p>
          </table:table-cell>
          <table:table-cell office:value-type="date" office:date-value="2021-03-30T00:00:00" table:style-name="ce27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9">
            <text:p>Min. Defensa</text:p>
          </table:table-cell>
          <table:table-cell office:value-type="float" office:value="142511" table:style-name="ce62">
            <text:p>142.511</text:p>
          </table:table-cell>
          <table:table-cell office:value-type="float" office:value="28065" table:style-name="ce63">
            <text:p>28.065</text:p>
          </table:table-cell>
          <table:table-cell office:value-type="float" office:value="23217" table:style-name="ce63">
            <text:p>23.217</text:p>
          </table:table-cell>
          <table:table-cell office:value-type="percentage" office:value="0.16291373999200062" table:style-name="ce64">
            <text:p>16,3%</text:p>
          </table:table-cell>
          <table:table-cell office:value-type="float" office:value="4848" table:style-name="ce63">
            <text:p>4.848</text:p>
          </table:table-cell>
          <table:table-cell office:value-type="percentage" office:value="3.4018426647767538E-2" table:style-name="ce64">
            <text:p>3,4%</text:p>
          </table:table-cell>
          <table:table-cell office:value-type="date" office:date-value="2021-03-29T00:00:00" table:style-name="ce27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6426581" table:style-name="ce65">
            <text:p>6.426.581</text:p>
          </table:table-cell>
          <table:table-cell office:value-type="float" office:value="8025619" table:style-name="ce65">
            <text:p>8.025.619</text:p>
          </table:table-cell>
          <table:table-cell office:value-type="float" office:value="5304678" table:style-name="ce65">
            <text:p>5.304.678</text:p>
          </table:table-cell>
          <table:table-cell office:value-type="percentage" office:value="0.82542770409335853" table:style-name="ce66">
            <text:p>82,5%</text:p>
          </table:table-cell>
          <table:table-cell office:value-type="float" office:value="2720941" table:style-name="ce65">
            <text:p>2.720.941</text:p>
          </table:table-cell>
          <table:table-cell office:value-type="percentage" office:value="0.42338857940170677" table:style-name="ce66">
            <text:p>42,3%</text:p>
          </table:table-cell>
          <table:table-cell table:style-name="ce67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default-cell-style-name="ce35"/>
        <table:table-column table:style-name="co10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16359" table:default-cell-style-name="ce1"/>
        <table:table-row table:style-name="ro1">
          <table:table-cell table:style-name="ce37"/>
          <table:table-cell office:value-type="string" table:style-name="ce38">
            <text:p>Personas con al menos 1 dosis ≥80 años</text:p>
          </table:table-cell>
          <table:table-cell office:value-type="string" table:style-name="ce38">
            <text:p>Población INE≥80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70-79 años</text:p>
          </table:table-cell>
          <table:table-cell office:value-type="string" table:style-name="ce38">
            <text:p>Población INE70-7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60-69 años</text:p>
          </table:table-cell>
          <table:table-cell office:value-type="string" table:style-name="ce38">
            <text:p>Población INE60-6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50-59 años</text:p>
          </table:table-cell>
          <table:table-cell office:value-type="string" table:style-name="ce38">
            <text:p>Población INE50-5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25-49 años</text:p>
          </table:table-cell>
          <table:table-cell office:value-type="string" table:style-name="ce38">
            <text:p>Población INE25-4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8-24 años</text:p>
          </table:table-cell>
          <table:table-cell office:value-type="string" table:style-name="ce38">
            <text:p>Población INE18-24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6-17 años</text:p>
          </table:table-cell>
          <table:table-cell office:value-type="string" table:style-name="ce38">
            <text:p>Población INE16-17 años</text:p>
          </table:table-cell>
          <table:table-cell office:value-type="string" table:style-name="ce42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51">
            <text:p>% Con al menos 1 dosis sobre Población a Vacunar INE</text:p>
          </table:table-cell>
          <table:table-cell table:number-columns-repeated="16359" table:style-name="ce36"/>
        </table:table-row>
        <table:table-row table:style-name="ro4">
          <table:table-cell office:value-type="string" table:style-name="ce33">
            <text:p>Andalucía</text:p>
          </table:table-cell>
          <table:table-cell office:value-type="float" office:value="391814" table:style-name="ce52">
            <text:p>391.814</text:p>
          </table:table-cell>
          <table:table-cell office:value-type="float" office:value="413516" table:style-name="ce52">
            <text:p>413.516</text:p>
          </table:table-cell>
          <table:table-cell office:value-type="percentage" office:value="0.94751835479159208" table:style-name="ce43">
            <text:p>94,8%</text:p>
          </table:table-cell>
          <table:table-cell office:value-type="float" office:value="27887" table:style-name="ce52">
            <text:p>27.887</text:p>
          </table:table-cell>
          <table:table-cell office:value-type="float" office:value="650381" table:style-name="ce52">
            <text:p>650.381</text:p>
          </table:table-cell>
          <table:table-cell office:value-type="percentage" office:value="4.2877943851373272E-2" table:style-name="ce43">
            <text:p>4,3%</text:p>
          </table:table-cell>
          <table:table-cell office:value-type="float" office:value="70060" table:style-name="ce52">
            <text:p>70.060</text:p>
          </table:table-cell>
          <table:table-cell office:value-type="float" office:value="916147" table:style-name="ce52">
            <text:p>916.147</text:p>
          </table:table-cell>
          <table:table-cell office:value-type="percentage" office:value="7.6472443832703699E-2" table:style-name="ce43">
            <text:p>7,6%</text:p>
          </table:table-cell>
          <table:table-cell office:value-type="float" office:value="135371" table:style-name="ce52">
            <text:p>135.371</text:p>
          </table:table-cell>
          <table:table-cell office:value-type="float" office:value="1265021" table:style-name="ce52">
            <text:p>1.265.021</text:p>
          </table:table-cell>
          <table:table-cell office:value-type="percentage" office:value="0.10701087175627914" table:style-name="ce43">
            <text:p>10,7%</text:p>
          </table:table-cell>
          <table:table-cell office:value-type="float" office:value="318461" table:style-name="ce52">
            <text:p>318.461</text:p>
          </table:table-cell>
          <table:table-cell office:value-type="float" office:value="3009381" table:style-name="ce52">
            <text:p>3.009.381</text:p>
          </table:table-cell>
          <table:table-cell office:value-type="percentage" office:value="0.10582275889958766" table:style-name="ce43">
            <text:p>10,6%</text:p>
          </table:table-cell>
          <table:table-cell office:value-type="float" office:value="25491" table:style-name="ce52">
            <text:p>25.491</text:p>
          </table:table-cell>
          <table:table-cell office:value-type="float" office:value="625846" table:style-name="ce52">
            <text:p>625.846</text:p>
          </table:table-cell>
          <table:table-cell office:value-type="percentage" office:value="4.073046723954455E-2" table:style-name="ce43">
            <text:p>4,1%</text:p>
          </table:table-cell>
          <table:table-cell office:value-type="float" office:value="152" table:style-name="ce52">
            <text:p>152</text:p>
          </table:table-cell>
          <table:table-cell office:value-type="float" office:value="181921" table:style-name="ce52">
            <text:p>181.921</text:p>
          </table:table-cell>
          <table:table-cell office:value-type="percentage" office:value="8.3552750919355101E-4" table:style-name="ce43">
            <text:p>0,1%</text:p>
          </table:table-cell>
          <table:table-cell office:value-type="float" office:value="969236" table:style-name="ce56">
            <text:p>969.236</text:p>
          </table:table-cell>
          <table:table-cell office:value-type="float" office:value="7062213" table:style-name="ce56">
            <text:p>7.062.213</text:p>
          </table:table-cell>
          <table:table-cell office:value-type="percentage" office:value="0.13724253290009802" table:style-name="ce48">
            <text:p>13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ragón</text:p>
          </table:table-cell>
          <table:table-cell office:value-type="float" office:value="73468" table:style-name="ce53">
            <text:p>73.468</text:p>
          </table:table-cell>
          <table:table-cell office:value-type="float" office:value="98807" table:style-name="ce53">
            <text:p>98.807</text:p>
          </table:table-cell>
          <table:table-cell office:value-type="percentage" office:value="0.74355055815883486" table:style-name="ce44">
            <text:p>74,4%</text:p>
          </table:table-cell>
          <table:table-cell office:value-type="float" office:value="3683" table:style-name="ce53">
            <text:p>3.683</text:p>
          </table:table-cell>
          <table:table-cell office:value-type="float" office:value="118955" table:style-name="ce53">
            <text:p>118.955</text:p>
          </table:table-cell>
          <table:table-cell office:value-type="percentage" office:value="3.0961287881972173E-2" table:style-name="ce44">
            <text:p>3,1%</text:p>
          </table:table-cell>
          <table:table-cell office:value-type="float" office:value="12136" table:style-name="ce53">
            <text:p>12.136</text:p>
          </table:table-cell>
          <table:table-cell office:value-type="float" office:value="156367" table:style-name="ce53">
            <text:p>156.367</text:p>
          </table:table-cell>
          <table:table-cell office:value-type="percentage" office:value="7.7612283921799363E-2" table:style-name="ce44">
            <text:p>7,8%</text:p>
          </table:table-cell>
          <table:table-cell office:value-type="float" office:value="23204" table:style-name="ce53">
            <text:p>23.204</text:p>
          </table:table-cell>
          <table:table-cell office:value-type="float" office:value="198266" table:style-name="ce53">
            <text:p>198.266</text:p>
          </table:table-cell>
          <table:table-cell office:value-type="percentage" office:value="0.11703469076896694" table:style-name="ce44">
            <text:p>11,7%</text:p>
          </table:table-cell>
          <table:table-cell office:value-type="float" office:value="47234" table:style-name="ce53">
            <text:p>47.234</text:p>
          </table:table-cell>
          <table:table-cell office:value-type="float" office:value="446083" table:style-name="ce53">
            <text:p>446.083</text:p>
          </table:table-cell>
          <table:table-cell office:value-type="percentage" office:value="0.10588612433112224" table:style-name="ce44">
            <text:p>10,6%</text:p>
          </table:table-cell>
          <table:table-cell office:value-type="float" office:value="5522" table:style-name="ce53">
            <text:p>5.522</text:p>
          </table:table-cell>
          <table:table-cell office:value-type="float" office:value="89180" table:style-name="ce53">
            <text:p>89.180</text:p>
          </table:table-cell>
          <table:table-cell office:value-type="percentage" office:value="6.1919712940121101E-2" table:style-name="ce44">
            <text:p>6,2%</text:p>
          </table:table-cell>
          <table:table-cell office:value-type="float" office:value="28" table:style-name="ce53">
            <text:p>28</text:p>
          </table:table-cell>
          <table:table-cell office:value-type="float" office:value="25106" table:style-name="ce53">
            <text:p>25.106</text:p>
          </table:table-cell>
          <table:table-cell office:value-type="percentage" office:value="1.1152712499004221E-3" table:style-name="ce44">
            <text:p>0,1%</text:p>
          </table:table-cell>
          <table:table-cell office:value-type="float" office:value="165275" table:style-name="ce57">
            <text:p>165.275</text:p>
          </table:table-cell>
          <table:table-cell office:value-type="float" office:value="1132764" table:style-name="ce57">
            <text:p>1.132.764</text:p>
          </table:table-cell>
          <table:table-cell office:value-type="percentage" office:value="0.1459041777457617" table:style-name="ce49">
            <text:p>14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sturias<text:s/></text:p>
          </table:table-cell>
          <table:table-cell office:value-type="float" office:value="71508" table:style-name="ce53">
            <text:p>71.508</text:p>
          </table:table-cell>
          <table:table-cell office:value-type="float" office:value="87826" table:style-name="ce53">
            <text:p>87.826</text:p>
          </table:table-cell>
          <table:table-cell office:value-type="percentage" office:value="0.81420080613941204" table:style-name="ce44">
            <text:p>81,4%</text:p>
          </table:table-cell>
          <table:table-cell office:value-type="float" office:value="4360" table:style-name="ce53">
            <text:p>4.360</text:p>
          </table:table-cell>
          <table:table-cell office:value-type="float" office:value="109249" table:style-name="ce53">
            <text:p>109.249</text:p>
          </table:table-cell>
          <table:table-cell office:value-type="percentage" office:value="3.9908832117456453E-2" table:style-name="ce44">
            <text:p>4,0%</text:p>
          </table:table-cell>
          <table:table-cell office:value-type="float" office:value="16775" table:style-name="ce53">
            <text:p>16.775</text:p>
          </table:table-cell>
          <table:table-cell office:value-type="float" office:value="149652" table:style-name="ce53">
            <text:p>149.652</text:p>
          </table:table-cell>
          <table:table-cell office:value-type="percentage" office:value="0.112093389998129" table:style-name="ce44">
            <text:p>11,2%</text:p>
          </table:table-cell>
          <table:table-cell office:value-type="float" office:value="19502" table:style-name="ce53">
            <text:p>19.502</text:p>
          </table:table-cell>
          <table:table-cell office:value-type="float" office:value="162645" table:style-name="ce53">
            <text:p>162.645</text:p>
          </table:table-cell>
          <table:table-cell office:value-type="percentage" office:value="0.11990531525715516" table:style-name="ce44">
            <text:p>12,0%</text:p>
          </table:table-cell>
          <table:table-cell office:value-type="float" office:value="29831" table:style-name="ce53">
            <text:p>29.831</text:p>
          </table:table-cell>
          <table:table-cell office:value-type="float" office:value="322095" table:style-name="ce53">
            <text:p>322.095</text:p>
          </table:table-cell>
          <table:table-cell office:value-type="percentage" office:value="9.261553268445645E-2" table:style-name="ce44">
            <text:p>9,3%</text:p>
          </table:table-cell>
          <table:table-cell office:value-type="float" office:value="2881" table:style-name="ce53">
            <text:p>2.881</text:p>
          </table:table-cell>
          <table:table-cell office:value-type="float" office:value="54179" table:style-name="ce53">
            <text:p>54.179</text:p>
          </table:table-cell>
          <table:table-cell office:value-type="percentage" office:value="5.3175584636113625E-2" table:style-name="ce44">
            <text:p>5,3%</text:p>
          </table:table-cell>
          <table:table-cell office:value-type="float" office:value="30" table:style-name="ce53">
            <text:p>30</text:p>
          </table:table-cell>
          <table:table-cell office:value-type="float" office:value="15563" table:style-name="ce53">
            <text:p>15.563</text:p>
          </table:table-cell>
          <table:table-cell office:value-type="percentage" office:value="1.9276489108783653E-3" table:style-name="ce44">
            <text:p>0,2%</text:p>
          </table:table-cell>
          <table:table-cell office:value-type="float" office:value="144887" table:style-name="ce57">
            <text:p>144.887</text:p>
          </table:table-cell>
          <table:table-cell office:value-type="float" office:value="901209" table:style-name="ce57">
            <text:p>901.209</text:p>
          </table:table-cell>
          <table:table-cell office:value-type="percentage" office:value="0.1607695884084602" table:style-name="ce49">
            <text:p>16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Baleares</text:p>
          </table:table-cell>
          <table:table-cell office:value-type="float" office:value="33141" table:style-name="ce53">
            <text:p>33.141</text:p>
          </table:table-cell>
          <table:table-cell office:value-type="float" office:value="49542" table:style-name="ce53">
            <text:p>49.542</text:p>
          </table:table-cell>
          <table:table-cell office:value-type="percentage" office:value="0.66894755964636066" table:style-name="ce44">
            <text:p>66,9%</text:p>
          </table:table-cell>
          <table:table-cell office:value-type="float" office:value="2346" table:style-name="ce53">
            <text:p>2.346</text:p>
          </table:table-cell>
          <table:table-cell office:value-type="float" office:value="80516" table:style-name="ce53">
            <text:p>80.516</text:p>
          </table:table-cell>
          <table:table-cell office:value-type="percentage" office:value="2.9137065924785138E-2" table:style-name="ce44">
            <text:p>2,9%</text:p>
          </table:table-cell>
          <table:table-cell office:value-type="float" office:value="15295" table:style-name="ce53">
            <text:p>15.295</text:p>
          </table:table-cell>
          <table:table-cell office:value-type="float" office:value="117231" table:style-name="ce53">
            <text:p>117.231</text:p>
          </table:table-cell>
          <table:table-cell office:value-type="percentage" office:value="0.13046890327643712" table:style-name="ce44">
            <text:p>13,0%</text:p>
          </table:table-cell>
          <table:table-cell office:value-type="float" office:value="19592" table:style-name="ce53">
            <text:p>19.592</text:p>
          </table:table-cell>
          <table:table-cell office:value-type="float" office:value="165797" table:style-name="ce53">
            <text:p>165.797</text:p>
          </table:table-cell>
          <table:table-cell office:value-type="percentage" office:value="0.11816860377449531" table:style-name="ce44">
            <text:p>11,8%</text:p>
          </table:table-cell>
          <table:table-cell office:value-type="float" office:value="41453" table:style-name="ce53">
            <text:p>41.453</text:p>
          </table:table-cell>
          <table:table-cell office:value-type="float" office:value="464054" table:style-name="ce53">
            <text:p>464.054</text:p>
          </table:table-cell>
          <table:table-cell office:value-type="percentage" office:value="8.9327966141871426E-2" table:style-name="ce44">
            <text:p>8,9%</text:p>
          </table:table-cell>
          <table:table-cell office:value-type="float" office:value="3517" table:style-name="ce53">
            <text:p>3.517</text:p>
          </table:table-cell>
          <table:table-cell office:value-type="float" office:value="85839" table:style-name="ce53">
            <text:p>85.839</text:p>
          </table:table-cell>
          <table:table-cell office:value-type="percentage" office:value="4.0972052330525754E-2" table:style-name="ce44">
            <text:p>4,1%</text:p>
          </table:table-cell>
          <table:table-cell office:value-type="float" office:value="31" table:style-name="ce53">
            <text:p>31</text:p>
          </table:table-cell>
          <table:table-cell office:value-type="float" office:value="23300" table:style-name="ce53">
            <text:p>23.300</text:p>
          </table:table-cell>
          <table:table-cell office:value-type="percentage" office:value="1.3304721030042918E-3" table:style-name="ce44">
            <text:p>0,1%</text:p>
          </table:table-cell>
          <table:table-cell office:value-type="float" office:value="115375" table:style-name="ce57">
            <text:p>115.375</text:p>
          </table:table-cell>
          <table:table-cell office:value-type="float" office:value="986279" table:style-name="ce57">
            <text:p>986.279</text:p>
          </table:table-cell>
          <table:table-cell office:value-type="percentage" office:value="0.11698008372884346" table:style-name="ce49">
            <text:p>11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arias</text:p>
          </table:table-cell>
          <table:table-cell office:value-type="float" office:value="56952" table:style-name="ce53">
            <text:p>56.952</text:p>
          </table:table-cell>
          <table:table-cell office:value-type="float" office:value="90236" table:style-name="ce53">
            <text:p>90.236</text:p>
          </table:table-cell>
          <table:table-cell office:value-type="percentage" office:value="0.63114499756194864" table:style-name="ce44">
            <text:p>63,1%</text:p>
          </table:table-cell>
          <table:table-cell office:value-type="float" office:value="16979" table:style-name="ce53">
            <text:p>16.979</text:p>
          </table:table-cell>
          <table:table-cell office:value-type="float" office:value="154531" table:style-name="ce53">
            <text:p>154.531</text:p>
          </table:table-cell>
          <table:table-cell office:value-type="percentage" office:value="0.10987439413451022" table:style-name="ce44">
            <text:p>11,0%</text:p>
          </table:table-cell>
          <table:table-cell office:value-type="float" office:value="36450" table:style-name="ce53">
            <text:p>36.450</text:p>
          </table:table-cell>
          <table:table-cell office:value-type="float" office:value="235092" table:style-name="ce53">
            <text:p>235.092</text:p>
          </table:table-cell>
          <table:table-cell office:value-type="percentage" office:value="0.15504568424276455" table:style-name="ce44">
            <text:p>15,5%</text:p>
          </table:table-cell>
          <table:table-cell office:value-type="float" office:value="26715" table:style-name="ce53">
            <text:p>26.715</text:p>
          </table:table-cell>
          <table:table-cell office:value-type="float" office:value="350512" table:style-name="ce53">
            <text:p>350.512</text:p>
          </table:table-cell>
          <table:table-cell office:value-type="percentage" office:value="7.6217076733464187E-2" table:style-name="ce44">
            <text:p>7,6%</text:p>
          </table:table-cell>
          <table:table-cell office:value-type="float" office:value="63848" table:style-name="ce53">
            <text:p>63.848</text:p>
          </table:table-cell>
          <table:table-cell office:value-type="float" office:value="832411" table:style-name="ce53">
            <text:p>832.411</text:p>
          </table:table-cell>
          <table:table-cell office:value-type="percentage" office:value="7.670249432071416E-2" table:style-name="ce44">
            <text:p>7,7%</text:p>
          </table:table-cell>
          <table:table-cell office:value-type="float" office:value="5602" table:style-name="ce53">
            <text:p>5.602</text:p>
          </table:table-cell>
          <table:table-cell office:value-type="float" office:value="163899" table:style-name="ce53">
            <text:p>163.899</text:p>
          </table:table-cell>
          <table:table-cell office:value-type="percentage" office:value="3.4179586208579672E-2" table:style-name="ce44">
            <text:p>3,4%</text:p>
          </table:table-cell>
          <table:table-cell office:value-type="float" office:value="28" table:style-name="ce53">
            <text:p>28</text:p>
          </table:table-cell>
          <table:table-cell office:value-type="float" office:value="44352" table:style-name="ce53">
            <text:p>44.352</text:p>
          </table:table-cell>
          <table:table-cell office:value-type="percentage" office:value="6.3131313131313137E-4" table:style-name="ce44">
            <text:p>0,1%</text:p>
          </table:table-cell>
          <table:table-cell office:value-type="float" office:value="206574" table:style-name="ce57">
            <text:p>206.574</text:p>
          </table:table-cell>
          <table:table-cell office:value-type="float" office:value="1871033" table:style-name="ce57">
            <text:p>1.871.033</text:p>
          </table:table-cell>
          <table:table-cell office:value-type="percentage" office:value="0.11040639048055272" table:style-name="ce49">
            <text:p>11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tabria</text:p>
          </table:table-cell>
          <table:table-cell office:value-type="float" office:value="30858" table:style-name="ce53">
            <text:p>30.858</text:p>
          </table:table-cell>
          <table:table-cell office:value-type="float" office:value="41042" table:style-name="ce53">
            <text:p>41.042</text:p>
          </table:table-cell>
          <table:table-cell office:value-type="percentage" office:value="0.75186394425222947" table:style-name="ce44">
            <text:p>75,2%</text:p>
          </table:table-cell>
          <table:table-cell office:value-type="float" office:value="1827" table:style-name="ce53">
            <text:p>1.827</text:p>
          </table:table-cell>
          <table:table-cell office:value-type="float" office:value="53066" table:style-name="ce53">
            <text:p>53.066</text:p>
          </table:table-cell>
          <table:table-cell office:value-type="percentage" office:value="3.4428824482719632E-2" table:style-name="ce44">
            <text:p>3,4%</text:p>
          </table:table-cell>
          <table:table-cell office:value-type="float" office:value="4962" table:style-name="ce53">
            <text:p>4.962</text:p>
          </table:table-cell>
          <table:table-cell office:value-type="float" office:value="77345" table:style-name="ce53">
            <text:p>77.345</text:p>
          </table:table-cell>
          <table:table-cell office:value-type="percentage" office:value="6.4154114680974858E-2" table:style-name="ce44">
            <text:p>6,4%</text:p>
          </table:table-cell>
          <table:table-cell office:value-type="float" office:value="9927" table:style-name="ce53">
            <text:p>9.927</text:p>
          </table:table-cell>
          <table:table-cell office:value-type="float" office:value="89964" table:style-name="ce53">
            <text:p>89.964</text:p>
          </table:table-cell>
          <table:table-cell office:value-type="percentage" office:value="0.11034413765506203" table:style-name="ce44">
            <text:p>11,0%</text:p>
          </table:table-cell>
          <table:table-cell office:value-type="float" office:value="21036" table:style-name="ce53">
            <text:p>21.036</text:p>
          </table:table-cell>
          <table:table-cell office:value-type="float" office:value="194241" table:style-name="ce53">
            <text:p>194.241</text:p>
          </table:table-cell>
          <table:table-cell office:value-type="percentage" office:value="0.1082984539824239" table:style-name="ce44">
            <text:p>10,8%</text:p>
          </table:table-cell>
          <table:table-cell office:value-type="float" office:value="1409" table:style-name="ce53">
            <text:p>1.409</text:p>
          </table:table-cell>
          <table:table-cell office:value-type="float" office:value="34935" table:style-name="ce53">
            <text:p>34.935</text:p>
          </table:table-cell>
          <table:table-cell office:value-type="percentage" office:value="4.0332045226849862E-2" table:style-name="ce44">
            <text:p>4,0%</text:p>
          </table:table-cell>
          <table:table-cell office:value-type="float" office:value="5" table:style-name="ce53">
            <text:p>5</text:p>
          </table:table-cell>
          <table:table-cell office:value-type="float" office:value="10791" table:style-name="ce5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70024" table:style-name="ce57">
            <text:p>70.024</text:p>
          </table:table-cell>
          <table:table-cell office:value-type="float" office:value="501384" table:style-name="ce57">
            <text:p>501.384</text:p>
          </table:table-cell>
          <table:table-cell office:value-type="percentage" office:value="0.13966141719719816" table:style-name="ce49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y Leon</text:p>
          </table:table-cell>
          <table:table-cell office:value-type="float" office:value="164648" table:style-name="ce53">
            <text:p>164.648</text:p>
          </table:table-cell>
          <table:table-cell office:value-type="float" office:value="223657" table:style-name="ce53">
            <text:p>223.657</text:p>
          </table:table-cell>
          <table:table-cell office:value-type="percentage" office:value="0.73616296382406987" table:style-name="ce44">
            <text:p>73,6%</text:p>
          </table:table-cell>
          <table:table-cell office:value-type="float" office:value="14488" table:style-name="ce53">
            <text:p>14.488</text:p>
          </table:table-cell>
          <table:table-cell office:value-type="float" office:value="245410" table:style-name="ce53">
            <text:p>245.410</text:p>
          </table:table-cell>
          <table:table-cell office:value-type="percentage" office:value="5.9035899107615829E-2" table:style-name="ce44">
            <text:p>5,9%</text:p>
          </table:table-cell>
          <table:table-cell office:value-type="float" office:value="27302" table:style-name="ce53">
            <text:p>27.302</text:p>
          </table:table-cell>
          <table:table-cell office:value-type="float" office:value="318575" table:style-name="ce53">
            <text:p>318.575</text:p>
          </table:table-cell>
          <table:table-cell office:value-type="percentage" office:value="8.5700384524837164E-2" table:style-name="ce44">
            <text:p>8,6%</text:p>
          </table:table-cell>
          <table:table-cell office:value-type="float" office:value="50813" table:style-name="ce53">
            <text:p>50.813</text:p>
          </table:table-cell>
          <table:table-cell office:value-type="float" office:value="381175" table:style-name="ce53">
            <text:p>381.175</text:p>
          </table:table-cell>
          <table:table-cell office:value-type="percentage" office:value="0.1333062241752476" table:style-name="ce44">
            <text:p>13,3%</text:p>
          </table:table-cell>
          <table:table-cell office:value-type="float" office:value="82450" table:style-name="ce53">
            <text:p>82.450</text:p>
          </table:table-cell>
          <table:table-cell office:value-type="float" office:value="738950" table:style-name="ce53">
            <text:p>738.950</text:p>
          </table:table-cell>
          <table:table-cell office:value-type="percentage" office:value="0.11157723797279924" table:style-name="ce44">
            <text:p>11,2%</text:p>
          </table:table-cell>
          <table:table-cell office:value-type="float" office:value="7100" table:style-name="ce53">
            <text:p>7.100</text:p>
          </table:table-cell>
          <table:table-cell office:value-type="float" office:value="144422" table:style-name="ce53">
            <text:p>144.422</text:p>
          </table:table-cell>
          <table:table-cell office:value-type="percentage" office:value="4.9161485092298958E-2" table:style-name="ce44">
            <text:p>4,9%</text:p>
          </table:table-cell>
          <table:table-cell office:value-type="float" office:value="89" table:style-name="ce53">
            <text:p>89</text:p>
          </table:table-cell>
          <table:table-cell office:value-type="float" office:value="40684" table:style-name="ce53">
            <text:p>40.684</text:p>
          </table:table-cell>
          <table:table-cell office:value-type="percentage" office:value="2.1875921738275491E-3" table:style-name="ce44">
            <text:p>0,2%</text:p>
          </table:table-cell>
          <table:table-cell office:value-type="float" office:value="346890" table:style-name="ce57">
            <text:p>346.890</text:p>
          </table:table-cell>
          <table:table-cell office:value-type="float" office:value="2092873" table:style-name="ce57">
            <text:p>2.092.873</text:p>
          </table:table-cell>
          <table:table-cell office:value-type="percentage" office:value="0.16574823221475932" table:style-name="ce49">
            <text:p>16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- La Mancha</text:p>
          </table:table-cell>
          <table:table-cell office:value-type="float" office:value="99503" table:style-name="ce53">
            <text:p>99.503</text:p>
          </table:table-cell>
          <table:table-cell office:value-type="float" office:value="135194" table:style-name="ce53">
            <text:p>135.194</text:p>
          </table:table-cell>
          <table:table-cell office:value-type="percentage" office:value="0.73600159770404017" table:style-name="ce44">
            <text:p>73,6%</text:p>
          </table:table-cell>
          <table:table-cell office:value-type="float" office:value="6609" table:style-name="ce53">
            <text:p>6.609</text:p>
          </table:table-cell>
          <table:table-cell office:value-type="float" office:value="159101" table:style-name="ce53">
            <text:p>159.101</text:p>
          </table:table-cell>
          <table:table-cell office:value-type="percentage" office:value="4.1539650913570626E-2" table:style-name="ce44">
            <text:p>4,2%</text:p>
          </table:table-cell>
          <table:table-cell office:value-type="float" office:value="17253" table:style-name="ce53">
            <text:p>17.253</text:p>
          </table:table-cell>
          <table:table-cell office:value-type="float" office:value="218444" table:style-name="ce53">
            <text:p>218.444</text:p>
          </table:table-cell>
          <table:table-cell office:value-type="percentage" office:value="7.8981340755525445E-2" table:style-name="ce44">
            <text:p>7,9%</text:p>
          </table:table-cell>
          <table:table-cell office:value-type="float" office:value="36035" table:style-name="ce53">
            <text:p>36.035</text:p>
          </table:table-cell>
          <table:table-cell office:value-type="float" office:value="307478" table:style-name="ce53">
            <text:p>307.478</text:p>
          </table:table-cell>
          <table:table-cell office:value-type="percentage" office:value="0.11719537657978782" table:style-name="ce44">
            <text:p>11,7%</text:p>
          </table:table-cell>
          <table:table-cell office:value-type="float" office:value="68206" table:style-name="ce53">
            <text:p>68.206</text:p>
          </table:table-cell>
          <table:table-cell office:value-type="float" office:value="707865" table:style-name="ce53">
            <text:p>707.865</text:p>
          </table:table-cell>
          <table:table-cell office:value-type="percentage" office:value="9.6354530878062908E-2" table:style-name="ce44">
            <text:p>9,6%</text:p>
          </table:table-cell>
          <table:table-cell office:value-type="float" office:value="5534" table:style-name="ce53">
            <text:p>5.534</text:p>
          </table:table-cell>
          <table:table-cell office:value-type="float" office:value="149518" table:style-name="ce53">
            <text:p>149.518</text:p>
          </table:table-cell>
          <table:table-cell office:value-type="percentage" office:value="3.7012266081675786E-2" table:style-name="ce44">
            <text:p>3,7%</text:p>
          </table:table-cell>
          <table:table-cell office:value-type="float" office:value="91" table:style-name="ce53">
            <text:p>91</text:p>
          </table:table-cell>
          <table:table-cell office:value-type="float" office:value="42364" table:style-name="ce53">
            <text:p>42.364</text:p>
          </table:table-cell>
          <table:table-cell office:value-type="percentage" office:value="2.1480502313284866E-3" table:style-name="ce44">
            <text:p>0,2%</text:p>
          </table:table-cell>
          <table:table-cell office:value-type="float" office:value="233231" table:style-name="ce57">
            <text:p>233.231</text:p>
          </table:table-cell>
          <table:table-cell office:value-type="float" office:value="1719964" table:style-name="ce57">
            <text:p>1.719.964</text:p>
          </table:table-cell>
          <table:table-cell office:value-type="percentage" office:value="0.13560225679142121" table:style-name="ce49">
            <text:p>13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taluña</text:p>
          </table:table-cell>
          <table:table-cell office:value-type="float" office:value="285022" table:style-name="ce53">
            <text:p>285.022</text:p>
          </table:table-cell>
          <table:table-cell office:value-type="float" office:value="447196" table:style-name="ce53">
            <text:p>447.196</text:p>
          </table:table-cell>
          <table:table-cell office:value-type="percentage" office:value="0.63735364359251867" table:style-name="ce44">
            <text:p>63,7%</text:p>
          </table:table-cell>
          <table:table-cell office:value-type="float" office:value="38673" table:style-name="ce53">
            <text:p>38.673</text:p>
          </table:table-cell>
          <table:table-cell office:value-type="float" office:value="635292" table:style-name="ce53">
            <text:p>635.292</text:p>
          </table:table-cell>
          <table:table-cell office:value-type="percentage" office:value="6.0874369581231935E-2" table:style-name="ce44">
            <text:p>6,1%</text:p>
          </table:table-cell>
          <table:table-cell office:value-type="float" office:value="159902" table:style-name="ce53">
            <text:p>159.902</text:p>
          </table:table-cell>
          <table:table-cell office:value-type="float" office:value="837584" table:style-name="ce53">
            <text:p>837.584</text:p>
          </table:table-cell>
          <table:table-cell office:value-type="percentage" office:value="0.19090861334504958" table:style-name="ce44">
            <text:p>19,1%</text:p>
          </table:table-cell>
          <table:table-cell office:value-type="float" office:value="122476" table:style-name="ce53">
            <text:p>122.476</text:p>
          </table:table-cell>
          <table:table-cell office:value-type="float" office:value="1091780" table:style-name="ce53">
            <text:p>1.091.780</text:p>
          </table:table-cell>
          <table:table-cell office:value-type="percentage" office:value="0.1121801095458792" table:style-name="ce44">
            <text:p>11,2%</text:p>
          </table:table-cell>
          <table:table-cell office:value-type="float" office:value="281598" table:style-name="ce53">
            <text:p>281.598</text:p>
          </table:table-cell>
          <table:table-cell office:value-type="float" office:value="2803626" table:style-name="ce53">
            <text:p>2.803.626</text:p>
          </table:table-cell>
          <table:table-cell office:value-type="percentage" office:value="0.10044064365218471" table:style-name="ce44">
            <text:p>10,0%</text:p>
          </table:table-cell>
          <table:table-cell office:value-type="float" office:value="33598" table:style-name="ce53">
            <text:p>33.598</text:p>
          </table:table-cell>
          <table:table-cell office:value-type="float" office:value="556316" table:style-name="ce53">
            <text:p>556.316</text:p>
          </table:table-cell>
          <table:table-cell office:value-type="percentage" office:value="6.0393733058189951E-2" table:style-name="ce44">
            <text:p>6,0%</text:p>
          </table:table-cell>
          <table:table-cell office:value-type="float" office:value="279" table:style-name="ce53">
            <text:p>279</text:p>
          </table:table-cell>
          <table:table-cell office:value-type="float" office:value="159864" table:style-name="ce53">
            <text:p>159.864</text:p>
          </table:table-cell>
          <table:table-cell office:value-type="percentage" office:value="1.7452334484311664E-3" table:style-name="ce44">
            <text:p>0,2%</text:p>
          </table:table-cell>
          <table:table-cell office:value-type="float" office:value="921548" table:style-name="ce57">
            <text:p>921.548</text:p>
          </table:table-cell>
          <table:table-cell office:value-type="float" office:value="6531658" table:style-name="ce57">
            <text:p>6.531.658</text:p>
          </table:table-cell>
          <table:table-cell office:value-type="percentage" office:value="0.14108944467086304" table:style-name="ce49">
            <text:p>14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. Valenciana</text:p>
          </table:table-cell>
          <table:table-cell office:value-type="float" office:value="232661" table:style-name="ce53">
            <text:p>232.661</text:p>
          </table:table-cell>
          <table:table-cell office:value-type="float" office:value="276531" table:style-name="ce53">
            <text:p>276.531</text:p>
          </table:table-cell>
          <table:table-cell office:value-type="percentage" office:value="0.84135594201011821" table:style-name="ce44">
            <text:p>84,1%</text:p>
          </table:table-cell>
          <table:table-cell office:value-type="float" office:value="12527" table:style-name="ce53">
            <text:p>12.527</text:p>
          </table:table-cell>
          <table:table-cell office:value-type="float" office:value="437862" table:style-name="ce53">
            <text:p>437.862</text:p>
          </table:table-cell>
          <table:table-cell office:value-type="percentage" office:value="2.8609470563784937E-2" table:style-name="ce44">
            <text:p>2,9%</text:p>
          </table:table-cell>
          <table:table-cell office:value-type="float" office:value="36414" table:style-name="ce53">
            <text:p>36.414</text:p>
          </table:table-cell>
          <table:table-cell office:value-type="float" office:value="580728" table:style-name="ce53">
            <text:p>580.728</text:p>
          </table:table-cell>
          <table:table-cell office:value-type="percentage" office:value="6.2704054221597721E-2" table:style-name="ce44">
            <text:p>6,3%</text:p>
          </table:table-cell>
          <table:table-cell office:value-type="float" office:value="83079" table:style-name="ce53">
            <text:p>83.079</text:p>
          </table:table-cell>
          <table:table-cell office:value-type="float" office:value="752334" table:style-name="ce53">
            <text:p>752.334</text:p>
          </table:table-cell>
          <table:table-cell office:value-type="percentage" office:value="0.11042834698418522" table:style-name="ce44">
            <text:p>11,0%</text:p>
          </table:table-cell>
          <table:table-cell office:value-type="float" office:value="184064" table:style-name="ce53">
            <text:p>184.064</text:p>
          </table:table-cell>
          <table:table-cell office:value-type="float" office:value="1765967" table:style-name="ce53">
            <text:p>1.765.967</text:p>
          </table:table-cell>
          <table:table-cell office:value-type="percentage" office:value="0.10422844820996088" table:style-name="ce44">
            <text:p>10,4%</text:p>
          </table:table-cell>
          <table:table-cell office:value-type="float" office:value="15542" table:style-name="ce53">
            <text:p>15.542</text:p>
          </table:table-cell>
          <table:table-cell office:value-type="float" office:value="352834" table:style-name="ce53">
            <text:p>352.834</text:p>
          </table:table-cell>
          <table:table-cell office:value-type="percentage" office:value="4.404904289269175E-2" table:style-name="ce44">
            <text:p>4,4%</text:p>
          </table:table-cell>
          <table:table-cell office:value-type="float" office:value="106" table:style-name="ce53">
            <text:p>106</text:p>
          </table:table-cell>
          <table:table-cell office:value-type="float" office:value="103049" table:style-name="ce53">
            <text:p>103.049</text:p>
          </table:table-cell>
          <table:table-cell office:value-type="percentage" office:value="1.0286368620753233E-3" table:style-name="ce44">
            <text:p>0,1%</text:p>
          </table:table-cell>
          <table:table-cell office:value-type="float" office:value="564393" table:style-name="ce57">
            <text:p>564.393</text:p>
          </table:table-cell>
          <table:table-cell office:value-type="float" office:value="4269305" table:style-name="ce57">
            <text:p>4.269.305</text:p>
          </table:table-cell>
          <table:table-cell office:value-type="percentage" office:value="0.13219786358669619" table:style-name="ce49">
            <text:p>13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Extremadura</text:p>
          </table:table-cell>
          <table:table-cell office:value-type="float" office:value="68112" table:style-name="ce53">
            <text:p>68.112</text:p>
          </table:table-cell>
          <table:table-cell office:value-type="float" office:value="76005" table:style-name="ce53">
            <text:p>76.005</text:p>
          </table:table-cell>
          <table:table-cell office:value-type="percentage" office:value="0.89615156897572523" table:style-name="ce44">
            <text:p>89,6%</text:p>
          </table:table-cell>
          <table:table-cell office:value-type="float" office:value="5102" table:style-name="ce53">
            <text:p>5.102</text:p>
          </table:table-cell>
          <table:table-cell office:value-type="float" office:value="91876" table:style-name="ce53">
            <text:p>91.876</text:p>
          </table:table-cell>
          <table:table-cell office:value-type="percentage" office:value="5.5531368366058598E-2" table:style-name="ce44">
            <text:p>5,6%</text:p>
          </table:table-cell>
          <table:table-cell office:value-type="float" office:value="20499" table:style-name="ce53">
            <text:p>20.499</text:p>
          </table:table-cell>
          <table:table-cell office:value-type="float" office:value="125297" table:style-name="ce53">
            <text:p>125.297</text:p>
          </table:table-cell>
          <table:table-cell office:value-type="percentage" office:value="0.16360327861002258" table:style-name="ce44">
            <text:p>16,4%</text:p>
          </table:table-cell>
          <table:table-cell office:value-type="float" office:value="20453" table:style-name="ce53">
            <text:p>20.453</text:p>
          </table:table-cell>
          <table:table-cell office:value-type="float" office:value="169216" table:style-name="ce53">
            <text:p>169.216</text:p>
          </table:table-cell>
          <table:table-cell office:value-type="percentage" office:value="0.12086918494704993" table:style-name="ce44">
            <text:p>12,1%</text:p>
          </table:table-cell>
          <table:table-cell office:value-type="float" office:value="38628" table:style-name="ce53">
            <text:p>38.628</text:p>
          </table:table-cell>
          <table:table-cell office:value-type="float" office:value="351778" table:style-name="ce53">
            <text:p>351.778</text:p>
          </table:table-cell>
          <table:table-cell office:value-type="percentage" office:value="0.1098078902034806" table:style-name="ce44">
            <text:p>11,0%</text:p>
          </table:table-cell>
          <table:table-cell office:value-type="float" office:value="2031" table:style-name="ce53">
            <text:p>2.031</text:p>
          </table:table-cell>
          <table:table-cell office:value-type="float" office:value="76088" table:style-name="ce53">
            <text:p>76.088</text:p>
          </table:table-cell>
          <table:table-cell office:value-type="percentage" office:value="2.6692776784775524E-2" table:style-name="ce44">
            <text:p>2,7%</text:p>
          </table:table-cell>
          <table:table-cell office:value-type="float" office:value="42" table:style-name="ce53">
            <text:p>42</text:p>
          </table:table-cell>
          <table:table-cell office:value-type="float" office:value="20953" table:style-name="ce53">
            <text:p>20.953</text:p>
          </table:table-cell>
          <table:table-cell office:value-type="percentage" office:value="2.0044862310886267E-3" table:style-name="ce44">
            <text:p>0,2%</text:p>
          </table:table-cell>
          <table:table-cell office:value-type="float" office:value="154867" table:style-name="ce57">
            <text:p>154.867</text:p>
          </table:table-cell>
          <table:table-cell office:value-type="float" office:value="911213" table:style-name="ce57">
            <text:p>911.213</text:p>
          </table:table-cell>
          <table:table-cell office:value-type="percentage" office:value="0.16995696944622168" table:style-name="ce49">
            <text:p>17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Galicia</text:p>
          </table:table-cell>
          <table:table-cell office:value-type="float" office:value="160548" table:style-name="ce53">
            <text:p>160.548</text:p>
          </table:table-cell>
          <table:table-cell office:value-type="float" office:value="234302" table:style-name="ce53">
            <text:p>234.302</text:p>
          </table:table-cell>
          <table:table-cell office:value-type="percentage" office:value="0.68521822263574361" table:style-name="ce44">
            <text:p>68,5%</text:p>
          </table:table-cell>
          <table:table-cell office:value-type="float" office:value="5018" table:style-name="ce53">
            <text:p>5.018</text:p>
          </table:table-cell>
          <table:table-cell office:value-type="float" office:value="289762" table:style-name="ce53">
            <text:p>289.762</text:p>
          </table:table-cell>
          <table:table-cell office:value-type="percentage" office:value="1.7317660700851042E-2" table:style-name="ce44">
            <text:p>1,7%</text:p>
          </table:table-cell>
          <table:table-cell office:value-type="float" office:value="18048" table:style-name="ce53">
            <text:p>18.048</text:p>
          </table:table-cell>
          <table:table-cell office:value-type="float" office:value="346927" table:style-name="ce53">
            <text:p>346.927</text:p>
          </table:table-cell>
          <table:table-cell office:value-type="percentage" office:value="5.2022471586241487E-2" table:style-name="ce44">
            <text:p>5,2%</text:p>
          </table:table-cell>
          <table:table-cell office:value-type="float" office:value="58091" table:style-name="ce53">
            <text:p>58.091</text:p>
          </table:table-cell>
          <table:table-cell office:value-type="float" office:value="405889" table:style-name="ce53">
            <text:p>405.889</text:p>
          </table:table-cell>
          <table:table-cell office:value-type="percentage" office:value="0.14312040976720236" table:style-name="ce44">
            <text:p>14,3%</text:p>
          </table:table-cell>
          <table:table-cell office:value-type="float" office:value="91029" table:style-name="ce53">
            <text:p>91.029</text:p>
          </table:table-cell>
          <table:table-cell office:value-type="float" office:value="889004" table:style-name="ce53">
            <text:p>889.004</text:p>
          </table:table-cell>
          <table:table-cell office:value-type="percentage" office:value="0.1023943649297416" table:style-name="ce44">
            <text:p>10,2%</text:p>
          </table:table-cell>
          <table:table-cell office:value-type="float" office:value="3736" table:style-name="ce53">
            <text:p>3.736</text:p>
          </table:table-cell>
          <table:table-cell office:value-type="float" office:value="152745" table:style-name="ce53">
            <text:p>152.745</text:p>
          </table:table-cell>
          <table:table-cell office:value-type="percentage" office:value="2.4459065763200106E-2" table:style-name="ce44">
            <text:p>2,4%</text:p>
          </table:table-cell>
          <table:table-cell office:value-type="float" office:value="3" table:style-name="ce53">
            <text:p>3</text:p>
          </table:table-cell>
          <table:table-cell office:value-type="float" office:value="44014" table:style-name="ce53">
            <text:p>44.014</text:p>
          </table:table-cell>
          <table:table-cell office:value-type="percentage" office:value="6.8160130867451259E-5" table:style-name="ce44">
            <text:p>0,0%</text:p>
          </table:table-cell>
          <table:table-cell office:value-type="float" office:value="336473" table:style-name="ce57">
            <text:p>336.473</text:p>
          </table:table-cell>
          <table:table-cell office:value-type="float" office:value="2362643" table:style-name="ce57">
            <text:p>2.362.643</text:p>
          </table:table-cell>
          <table:table-cell office:value-type="percentage" office:value="0.14241381368238876" table:style-name="ce49">
            <text:p>14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La Rioja</text:p>
          </table:table-cell>
          <table:table-cell office:value-type="float" office:value="16134" table:style-name="ce53">
            <text:p>16.134</text:p>
          </table:table-cell>
          <table:table-cell office:value-type="float" office:value="22207" table:style-name="ce53">
            <text:p>22.207</text:p>
          </table:table-cell>
          <table:table-cell office:value-type="percentage" office:value="0.72652767145494668" table:style-name="ce44">
            <text:p>72,7%</text:p>
          </table:table-cell>
          <table:table-cell office:value-type="float" office:value="738" table:style-name="ce53">
            <text:p>738</text:p>
          </table:table-cell>
          <table:table-cell office:value-type="float" office:value="28125" table:style-name="ce53">
            <text:p>28.125</text:p>
          </table:table-cell>
          <table:table-cell office:value-type="percentage" office:value="2.6239999999999999E-2" table:style-name="ce44">
            <text:p>2,6%</text:p>
          </table:table-cell>
          <table:table-cell office:value-type="float" office:value="6613" table:style-name="ce53">
            <text:p>6.613</text:p>
          </table:table-cell>
          <table:table-cell office:value-type="float" office:value="37718" table:style-name="ce53">
            <text:p>37.718</text:p>
          </table:table-cell>
          <table:table-cell office:value-type="percentage" office:value="0.17532742987433056" table:style-name="ce44">
            <text:p>17,5%</text:p>
          </table:table-cell>
          <table:table-cell office:value-type="float" office:value="6482" table:style-name="ce53">
            <text:p>6.482</text:p>
          </table:table-cell>
          <table:table-cell office:value-type="float" office:value="47664" table:style-name="ce53">
            <text:p>47.664</text:p>
          </table:table-cell>
          <table:table-cell office:value-type="percentage" office:value="0.13599362202081236" table:style-name="ce44">
            <text:p>13,6%</text:p>
          </table:table-cell>
          <table:table-cell office:value-type="float" office:value="12688" table:style-name="ce53">
            <text:p>12.688</text:p>
          </table:table-cell>
          <table:table-cell office:value-type="float" office:value="107618" table:style-name="ce53">
            <text:p>107.618</text:p>
          </table:table-cell>
          <table:table-cell office:value-type="percentage" office:value="0.11789849281718671" table:style-name="ce44">
            <text:p>11,8%</text:p>
          </table:table-cell>
          <table:table-cell office:value-type="float" office:value="1244" table:style-name="ce53">
            <text:p>1.244</text:p>
          </table:table-cell>
          <table:table-cell office:value-type="float" office:value="21170" table:style-name="ce53">
            <text:p>21.170</text:p>
          </table:table-cell>
          <table:table-cell office:value-type="percentage" office:value="5.8762399622106755E-2" table:style-name="ce44">
            <text:p>5,9%</text:p>
          </table:table-cell>
          <table:table-cell office:value-type="float" office:value="7" table:style-name="ce53">
            <text:p>7</text:p>
          </table:table-cell>
          <table:table-cell office:value-type="float" office:value="6286" table:style-name="ce53">
            <text:p>6.286</text:p>
          </table:table-cell>
          <table:table-cell office:value-type="percentage" office:value="1.1135857461024498E-3" table:style-name="ce44">
            <text:p>0,1%</text:p>
          </table:table-cell>
          <table:table-cell office:value-type="float" office:value="43906" table:style-name="ce57">
            <text:p>43.906</text:p>
          </table:table-cell>
          <table:table-cell office:value-type="float" office:value="270788" table:style-name="ce57">
            <text:p>270.788</text:p>
          </table:table-cell>
          <table:table-cell office:value-type="percentage" office:value="0.1621416015480745" table:style-name="ce49">
            <text:p>16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adrid</text:p>
          </table:table-cell>
          <table:table-cell office:value-type="float" office:value="250520" table:style-name="ce53">
            <text:p>250.520</text:p>
          </table:table-cell>
          <table:table-cell office:value-type="float" office:value="364122" table:style-name="ce53">
            <text:p>364.122</text:p>
          </table:table-cell>
          <table:table-cell office:value-type="percentage" office:value="0.68801116109435845" table:style-name="ce44">
            <text:p>68,8%</text:p>
          </table:table-cell>
          <table:table-cell office:value-type="float" office:value="14434" table:style-name="ce53">
            <text:p>14.434</text:p>
          </table:table-cell>
          <table:table-cell office:value-type="float" office:value="526081" table:style-name="ce53">
            <text:p>526.081</text:p>
          </table:table-cell>
          <table:table-cell office:value-type="percentage" office:value="2.7436839574134023E-2" table:style-name="ce44">
            <text:p>2,7%</text:p>
          </table:table-cell>
          <table:table-cell office:value-type="float" office:value="64122" table:style-name="ce53">
            <text:p>64.122</text:p>
          </table:table-cell>
          <table:table-cell office:value-type="float" office:value="703323" table:style-name="ce53">
            <text:p>703.323</text:p>
          </table:table-cell>
          <table:table-cell office:value-type="percentage" office:value="9.1170059844481122E-2" table:style-name="ce44">
            <text:p>9,1%</text:p>
          </table:table-cell>
          <table:table-cell office:value-type="float" office:value="102022" table:style-name="ce53">
            <text:p>102.022</text:p>
          </table:table-cell>
          <table:table-cell office:value-type="float" office:value="972783" table:style-name="ce53">
            <text:p>972.783</text:p>
          </table:table-cell>
          <table:table-cell office:value-type="percentage" office:value="0.10487642156575516" table:style-name="ce44">
            <text:p>10,5%</text:p>
          </table:table-cell>
          <table:table-cell office:value-type="float" office:value="263816" table:style-name="ce53">
            <text:p>263.816</text:p>
          </table:table-cell>
          <table:table-cell office:value-type="float" office:value="2513737" table:style-name="ce53">
            <text:p>2.513.737</text:p>
          </table:table-cell>
          <table:table-cell office:value-type="percentage" office:value="0.10494972226609228" table:style-name="ce44">
            <text:p>10,5%</text:p>
          </table:table-cell>
          <table:table-cell office:value-type="float" office:value="21087" table:style-name="ce53">
            <text:p>21.087</text:p>
          </table:table-cell>
          <table:table-cell office:value-type="float" office:value="479716" table:style-name="ce53">
            <text:p>479.716</text:p>
          </table:table-cell>
          <table:table-cell office:value-type="percentage" office:value="4.3957258044342903E-2" table:style-name="ce44">
            <text:p>4,4%</text:p>
          </table:table-cell>
          <table:table-cell office:value-type="float" office:value="82" table:style-name="ce53">
            <text:p>82</text:p>
          </table:table-cell>
          <table:table-cell office:value-type="float" office:value="135861" table:style-name="ce53">
            <text:p>135.861</text:p>
          </table:table-cell>
          <table:table-cell office:value-type="percentage" office:value="6.0355804829936475E-4" table:style-name="ce44">
            <text:p>0,1%</text:p>
          </table:table-cell>
          <table:table-cell office:value-type="float" office:value="716083" table:style-name="ce57">
            <text:p>716.083</text:p>
          </table:table-cell>
          <table:table-cell office:value-type="float" office:value="5695623" table:style-name="ce57">
            <text:p>5.695.623</text:p>
          </table:table-cell>
          <table:table-cell office:value-type="percentage" office:value="0.12572514016464925" table:style-name="ce49">
            <text:p>12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urcia</text:p>
          </table:table-cell>
          <table:table-cell office:value-type="float" office:value="56696" table:style-name="ce53">
            <text:p>56.696</text:p>
          </table:table-cell>
          <table:table-cell office:value-type="float" office:value="69771" table:style-name="ce53">
            <text:p>69.771</text:p>
          </table:table-cell>
          <table:table-cell office:value-type="percentage" office:value="0.8126012240042424" table:style-name="ce44">
            <text:p>81,3%</text:p>
          </table:table-cell>
          <table:table-cell office:value-type="float" office:value="2945" table:style-name="ce53">
            <text:p>2.945</text:p>
          </table:table-cell>
          <table:table-cell office:value-type="float" office:value="102899" table:style-name="ce53">
            <text:p>102.899</text:p>
          </table:table-cell>
          <table:table-cell office:value-type="percentage" office:value="2.8620297573348625E-2" table:style-name="ce44">
            <text:p>2,9%</text:p>
          </table:table-cell>
          <table:table-cell office:value-type="float" office:value="10130" table:style-name="ce53">
            <text:p>10.130</text:p>
          </table:table-cell>
          <table:table-cell office:value-type="float" office:value="146909" table:style-name="ce53">
            <text:p>146.909</text:p>
          </table:table-cell>
          <table:table-cell office:value-type="percentage" office:value="6.8954250590501601E-2" table:style-name="ce44">
            <text:p>6,9%</text:p>
          </table:table-cell>
          <table:table-cell office:value-type="float" office:value="24302" table:style-name="ce53">
            <text:p>24.302</text:p>
          </table:table-cell>
          <table:table-cell office:value-type="float" office:value="213256" table:style-name="ce53">
            <text:p>213.256</text:p>
          </table:table-cell>
          <table:table-cell office:value-type="percentage" office:value="0.11395693438871592" table:style-name="ce44">
            <text:p>11,4%</text:p>
          </table:table-cell>
          <table:table-cell office:value-type="float" office:value="57357" table:style-name="ce53">
            <text:p>57.357</text:p>
          </table:table-cell>
          <table:table-cell office:value-type="float" office:value="551265" table:style-name="ce53">
            <text:p>551.265</text:p>
          </table:table-cell>
          <table:table-cell office:value-type="percentage" office:value="0.10404614840412506" table:style-name="ce44">
            <text:p>10,4%</text:p>
          </table:table-cell>
          <table:table-cell office:value-type="float" office:value="6934" table:style-name="ce53">
            <text:p>6.934</text:p>
          </table:table-cell>
          <table:table-cell office:value-type="float" office:value="118667" table:style-name="ce53">
            <text:p>118.667</text:p>
          </table:table-cell>
          <table:table-cell office:value-type="percentage" office:value="5.8432420133651311E-2" table:style-name="ce44">
            <text:p>5,8%</text:p>
          </table:table-cell>
          <table:table-cell office:value-type="float" office:value="103" table:style-name="ce53">
            <text:p>103</text:p>
          </table:table-cell>
          <table:table-cell office:value-type="float" office:value="34712" table:style-name="ce53">
            <text:p>34.712</text:p>
          </table:table-cell>
          <table:table-cell office:value-type="percentage" office:value="2.9672735653376355E-3" table:style-name="ce44">
            <text:p>0,3%</text:p>
          </table:table-cell>
          <table:table-cell office:value-type="float" office:value="158467" table:style-name="ce57">
            <text:p>158.467</text:p>
          </table:table-cell>
          <table:table-cell office:value-type="float" office:value="1237479" table:style-name="ce57">
            <text:p>1.237.479</text:p>
          </table:table-cell>
          <table:table-cell office:value-type="percentage" office:value="0.12805631449099339" table:style-name="ce49">
            <text:p>12,8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Navarra</text:p>
          </table:table-cell>
          <table:table-cell office:value-type="float" office:value="33340" table:style-name="ce53">
            <text:p>33.340</text:p>
          </table:table-cell>
          <table:table-cell office:value-type="float" office:value="41166" table:style-name="ce53">
            <text:p>41.166</text:p>
          </table:table-cell>
          <table:table-cell office:value-type="percentage" office:value="0.8098916581645047" table:style-name="ce44">
            <text:p>81,0%</text:p>
          </table:table-cell>
          <table:table-cell office:value-type="float" office:value="1892" table:style-name="ce53">
            <text:p>1.892</text:p>
          </table:table-cell>
          <table:table-cell office:value-type="float" office:value="55792" table:style-name="ce53">
            <text:p>55.792</text:p>
          </table:table-cell>
          <table:table-cell office:value-type="percentage" office:value="3.3911671924290218E-2" table:style-name="ce44">
            <text:p>3,4%</text:p>
          </table:table-cell>
          <table:table-cell office:value-type="float" office:value="5342" table:style-name="ce53">
            <text:p>5.342</text:p>
          </table:table-cell>
          <table:table-cell office:value-type="float" office:value="73844" table:style-name="ce53">
            <text:p>73.844</text:p>
          </table:table-cell>
          <table:table-cell office:value-type="percentage" office:value="7.2341693299387902E-2" table:style-name="ce44">
            <text:p>7,2%</text:p>
          </table:table-cell>
          <table:table-cell office:value-type="float" office:value="12651" table:style-name="ce53">
            <text:p>12.651</text:p>
          </table:table-cell>
          <table:table-cell office:value-type="float" office:value="96694" table:style-name="ce53">
            <text:p>96.694</text:p>
          </table:table-cell>
          <table:table-cell office:value-type="percentage" office:value="0.13083541895050366" table:style-name="ce44">
            <text:p>13,1%</text:p>
          </table:table-cell>
          <table:table-cell office:value-type="float" office:value="25323" table:style-name="ce53">
            <text:p>25.323</text:p>
          </table:table-cell>
          <table:table-cell office:value-type="float" office:value="223028" table:style-name="ce53">
            <text:p>223.028</text:p>
          </table:table-cell>
          <table:table-cell office:value-type="percentage" office:value="0.11354179744247359" table:style-name="ce44">
            <text:p>11,4%</text:p>
          </table:table-cell>
          <table:table-cell office:value-type="float" office:value="3199" table:style-name="ce53">
            <text:p>3.199</text:p>
          </table:table-cell>
          <table:table-cell office:value-type="float" office:value="48505" table:style-name="ce53">
            <text:p>48.505</text:p>
          </table:table-cell>
          <table:table-cell office:value-type="percentage" office:value="6.5951963715080913E-2" table:style-name="ce44">
            <text:p>6,6%</text:p>
          </table:table-cell>
          <table:table-cell office:value-type="float" office:value="4" table:style-name="ce53">
            <text:p>4</text:p>
          </table:table-cell>
          <table:table-cell office:value-type="float" office:value="13906" table:style-name="ce53">
            <text:p>13.906</text:p>
          </table:table-cell>
          <table:table-cell office:value-type="percentage" office:value="2.8764562059542645E-4" table:style-name="ce44">
            <text:p>0,0%</text:p>
          </table:table-cell>
          <table:table-cell office:value-type="float" office:value="81751" table:style-name="ce57">
            <text:p>81.751</text:p>
          </table:table-cell>
          <table:table-cell office:value-type="float" office:value="552935" table:style-name="ce57">
            <text:p>552.935</text:p>
          </table:table-cell>
          <table:table-cell office:value-type="percentage" office:value="0.14784920469856314" table:style-name="ce49">
            <text:p>14,8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País Vasco</text:p>
          </table:table-cell>
          <table:table-cell office:value-type="float" office:value="98754" table:style-name="ce53">
            <text:p>98.754</text:p>
          </table:table-cell>
          <table:table-cell office:value-type="float" office:value="157950" table:style-name="ce53">
            <text:p>157.950</text:p>
          </table:table-cell>
          <table:table-cell office:value-type="percentage" office:value="0.62522317188983856" table:style-name="ce44">
            <text:p>62,5%</text:p>
          </table:table-cell>
          <table:table-cell office:value-type="float" office:value="4108" table:style-name="ce53">
            <text:p>4.108</text:p>
          </table:table-cell>
          <table:table-cell office:value-type="float" office:value="213081" table:style-name="ce53">
            <text:p>213.081</text:p>
          </table:table-cell>
          <table:table-cell office:value-type="percentage" office:value="1.9279053505474444E-2" table:style-name="ce44">
            <text:p>1,9%</text:p>
          </table:table-cell>
          <table:table-cell office:value-type="float" office:value="21099" table:style-name="ce53">
            <text:p>21.099</text:p>
          </table:table-cell>
          <table:table-cell office:value-type="float" office:value="280119" table:style-name="ce53">
            <text:p>280.119</text:p>
          </table:table-cell>
          <table:table-cell office:value-type="percentage" office:value="7.5321559765671023E-2" table:style-name="ce44">
            <text:p>7,5%</text:p>
          </table:table-cell>
          <table:table-cell office:value-type="float" office:value="45257" table:style-name="ce53">
            <text:p>45.257</text:p>
          </table:table-cell>
          <table:table-cell office:value-type="float" office:value="339977" table:style-name="ce53">
            <text:p>339.977</text:p>
          </table:table-cell>
          <table:table-cell office:value-type="percentage" office:value="0.13311782855899076" table:style-name="ce44">
            <text:p>13,3%</text:p>
          </table:table-cell>
          <table:table-cell office:value-type="float" office:value="85442" table:style-name="ce53">
            <text:p>85.442</text:p>
          </table:table-cell>
          <table:table-cell office:value-type="float" office:value="724849" table:style-name="ce53">
            <text:p>724.849</text:p>
          </table:table-cell>
          <table:table-cell office:value-type="percentage" office:value="0.11787558512186676" table:style-name="ce44">
            <text:p>11,8%</text:p>
          </table:table-cell>
          <table:table-cell office:value-type="float" office:value="10771" table:style-name="ce53">
            <text:p>10.771</text:p>
          </table:table-cell>
          <table:table-cell office:value-type="float" office:value="140323" table:style-name="ce53">
            <text:p>140.323</text:p>
          </table:table-cell>
          <table:table-cell office:value-type="percentage" office:value="7.6758621181132108E-2" table:style-name="ce44">
            <text:p>7,7%</text:p>
          </table:table-cell>
          <table:table-cell office:value-type="float" office:value="6" table:style-name="ce53">
            <text:p>6</text:p>
          </table:table-cell>
          <table:table-cell office:value-type="float" office:value="41824" table:style-name="ce53">
            <text:p>41.824</text:p>
          </table:table-cell>
          <table:table-cell office:value-type="percentage" office:value="1.434583014537108E-4" table:style-name="ce44">
            <text:p>0,0%</text:p>
          </table:table-cell>
          <table:table-cell office:value-type="float" office:value="265437" table:style-name="ce57">
            <text:p>265.437</text:p>
          </table:table-cell>
          <table:table-cell office:value-type="float" office:value="1898123" table:style-name="ce57">
            <text:p>1.898.123</text:p>
          </table:table-cell>
          <table:table-cell office:value-type="percentage" office:value="0.13984183322155624" table:style-name="ce49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euta</text:p>
          </table:table-cell>
          <table:table-cell office:value-type="float" office:value="1725" table:style-name="ce53">
            <text:p>1.725</text:p>
          </table:table-cell>
          <table:table-cell office:value-type="float" office:value="2605" table:style-name="ce53">
            <text:p>2.605</text:p>
          </table:table-cell>
          <table:table-cell office:value-type="percentage" office:value="0.66218809980806137" table:style-name="ce44">
            <text:p>66,2%</text:p>
          </table:table-cell>
          <table:table-cell office:value-type="float" office:value="422" table:style-name="ce53">
            <text:p>422</text:p>
          </table:table-cell>
          <table:table-cell office:value-type="float" office:value="4318" table:style-name="ce53">
            <text:p>4.318</text:p>
          </table:table-cell>
          <table:table-cell office:value-type="percentage" office:value="9.7730430754979156E-2" table:style-name="ce44">
            <text:p>9,8%</text:p>
          </table:table-cell>
          <table:table-cell office:value-type="float" office:value="464" table:style-name="ce53">
            <text:p>464</text:p>
          </table:table-cell>
          <table:table-cell office:value-type="float" office:value="7857" table:style-name="ce53">
            <text:p>7.857</text:p>
          </table:table-cell>
          <table:table-cell office:value-type="percentage" office:value="5.9055619193076239E-2" table:style-name="ce44">
            <text:p>5,9%</text:p>
          </table:table-cell>
          <table:table-cell office:value-type="float" office:value="1419" table:style-name="ce53">
            <text:p>1.419</text:p>
          </table:table-cell>
          <table:table-cell office:value-type="float" office:value="11556" table:style-name="ce53">
            <text:p>11.556</text:p>
          </table:table-cell>
          <table:table-cell office:value-type="percentage" office:value="0.12279335410176531" table:style-name="ce44">
            <text:p>12,3%</text:p>
          </table:table-cell>
          <table:table-cell office:value-type="float" office:value="3342" table:style-name="ce53">
            <text:p>3.342</text:p>
          </table:table-cell>
          <table:table-cell office:value-type="float" office:value="30066" table:style-name="ce53">
            <text:p>30.066</text:p>
          </table:table-cell>
          <table:table-cell office:value-type="percentage" office:value="0.11115545799241669" table:style-name="ce44">
            <text:p>11,1%</text:p>
          </table:table-cell>
          <table:table-cell office:value-type="float" office:value="253" table:style-name="ce53">
            <text:p>253</text:p>
          </table:table-cell>
          <table:table-cell office:value-type="float" office:value="7581" table:style-name="ce53">
            <text:p>7.581</text:p>
          </table:table-cell>
          <table:table-cell office:value-type="percentage" office:value="3.3372905949083237E-2" table:style-name="ce44">
            <text:p>3,3%</text:p>
          </table:table-cell>
          <table:table-cell office:value-type="float" office:value="0" table:style-name="ce53">
            <text:p>0</text:p>
          </table:table-cell>
          <table:table-cell office:value-type="float" office:value="2175" table:style-name="ce5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7625" table:style-name="ce57">
            <text:p>7.625</text:p>
          </table:table-cell>
          <table:table-cell office:value-type="float" office:value="66158" table:style-name="ce57">
            <text:p>66.158</text:p>
          </table:table-cell>
          <table:table-cell office:value-type="percentage" office:value="0.11525439100335561" table:style-name="ce49">
            <text:p>11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elilla</text:p>
          </table:table-cell>
          <table:table-cell office:value-type="float" office:value="1473" table:style-name="ce53">
            <text:p>1.473</text:p>
          </table:table-cell>
          <table:table-cell office:value-type="float" office:value="2349" table:style-name="ce53">
            <text:p>2.349</text:p>
          </table:table-cell>
          <table:table-cell office:value-type="percentage" office:value="0.62707535121328228" table:style-name="ce44">
            <text:p>62,7%</text:p>
          </table:table-cell>
          <table:table-cell office:value-type="float" office:value="1159" table:style-name="ce53">
            <text:p>1.159</text:p>
          </table:table-cell>
          <table:table-cell office:value-type="float" office:value="3748" table:style-name="ce53">
            <text:p>3.748</text:p>
          </table:table-cell>
          <table:table-cell office:value-type="percentage" office:value="0.30923159018143009" table:style-name="ce44">
            <text:p>30,9%</text:p>
          </table:table-cell>
          <table:table-cell office:value-type="float" office:value="573" table:style-name="ce53">
            <text:p>573</text:p>
          </table:table-cell>
          <table:table-cell office:value-type="float" office:value="7827" table:style-name="ce53">
            <text:p>7.827</text:p>
          </table:table-cell>
          <table:table-cell office:value-type="percentage" office:value="7.3208125718666153E-2" table:style-name="ce44">
            <text:p>7,3%</text:p>
          </table:table-cell>
          <table:table-cell office:value-type="float" office:value="1463" table:style-name="ce53">
            <text:p>1.463</text:p>
          </table:table-cell>
          <table:table-cell office:value-type="float" office:value="11299" table:style-name="ce53">
            <text:p>11.299</text:p>
          </table:table-cell>
          <table:table-cell office:value-type="percentage" office:value="0.12948048499867246" table:style-name="ce44">
            <text:p>12,9%</text:p>
          </table:table-cell>
          <table:table-cell office:value-type="float" office:value="3139" table:style-name="ce53">
            <text:p>3.139</text:p>
          </table:table-cell>
          <table:table-cell office:value-type="float" office:value="30095" table:style-name="ce53">
            <text:p>30.095</text:p>
          </table:table-cell>
          <table:table-cell office:value-type="percentage" office:value="0.10430304037215485" table:style-name="ce44">
            <text:p>10,4%</text:p>
          </table:table-cell>
          <table:table-cell office:value-type="float" office:value="177" table:style-name="ce53">
            <text:p>177</text:p>
          </table:table-cell>
          <table:table-cell office:value-type="float" office:value="8536" table:style-name="ce53">
            <text:p>8.536</text:p>
          </table:table-cell>
          <table:table-cell office:value-type="percentage" office:value="2.0735707591377696E-2" table:style-name="ce44">
            <text:p>2,1%</text:p>
          </table:table-cell>
          <table:table-cell office:value-type="float" office:value="6" table:style-name="ce53">
            <text:p>6</text:p>
          </table:table-cell>
          <table:table-cell office:value-type="float" office:value="2324" table:style-name="ce5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7990" table:style-name="ce57">
            <text:p>7.990</text:p>
          </table:table-cell>
          <table:table-cell office:value-type="float" office:value="66178" table:style-name="ce57">
            <text:p>66.178</text:p>
          </table:table-cell>
          <table:table-cell office:value-type="percentage" office:value="0.12073498745806764" table:style-name="ce49">
            <text:p>12,1%</text:p>
          </table:table-cell>
          <table:table-cell table:number-columns-repeated="16359"/>
        </table:table-row>
        <table:table-row table:style-name="ro6">
          <table:table-cell office:value-type="string" table:style-name="ce41">
            <text:p>Fuerzas Armadas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" table:style-name="ce54">
            <text:p>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074" table:style-name="ce54">
            <text:p>1.07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421" table:style-name="ce54">
            <text:p>4.421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26663" table:style-name="ce54">
            <text:p>26.663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2946" table:style-name="ce54">
            <text:p>2.946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35108" table:style-name="ce58">
            <text:p>35.108</text:p>
          </table:table-cell>
          <table:table-cell office:value-type="string" table:style-name="ce58">
            <text:p>-</text:p>
          </table:table-cell>
          <table:table-cell office:value-type="string" table:style-name="ce50">
            <text:p>-</text:p>
          </table:table-cell>
          <table:table-cell table:number-columns-repeated="16359" table:style-name="ce35"/>
        </table:table-row>
        <table:table-row table:style-name="ro6">
          <table:table-cell office:value-type="string" table:style-name="ce40">
            <text:p>Total España</text:p>
          </table:table-cell>
          <table:table-cell office:value-type="float" office:value="2126877" table:style-name="ce55">
            <text:p>2.126.877</text:p>
          </table:table-cell>
          <table:table-cell office:value-type="float" office:value="2834024" table:style-name="ce55">
            <text:p>2.834.024</text:p>
          </table:table-cell>
          <table:table-cell office:value-type="percentage" office:value="0.75047953016629354" table:style-name="ce46">
            <text:p>75,0%</text:p>
          </table:table-cell>
          <table:table-cell office:value-type="float" office:value="165201" table:style-name="ce55">
            <text:p>165.201</text:p>
          </table:table-cell>
          <table:table-cell office:value-type="float" office:value="3960045" table:style-name="ce55">
            <text:p>3.960.045</text:p>
          </table:table-cell>
          <table:table-cell office:value-type="percentage" office:value="4.1716950186172129E-2" table:style-name="ce46">
            <text:p>4,2%</text:p>
          </table:table-cell>
          <table:table-cell office:value-type="float" office:value="544513" table:style-name="ce55">
            <text:p>544.513</text:p>
          </table:table-cell>
          <table:table-cell office:value-type="float" office:value="5336986" table:style-name="ce55">
            <text:p>5.336.986</text:p>
          </table:table-cell>
          <table:table-cell office:value-type="percentage" office:value="0.10202631222941189" table:style-name="ce46">
            <text:p>10,2%</text:p>
          </table:table-cell>
          <table:table-cell office:value-type="float" office:value="803275" table:style-name="ce55">
            <text:p>803.275</text:p>
          </table:table-cell>
          <table:table-cell office:value-type="float" office:value="7033306" table:style-name="ce55">
            <text:p>7.033.306</text:p>
          </table:table-cell>
          <table:table-cell office:value-type="percentage" office:value="0.11421015948971934" table:style-name="ce46">
            <text:p>11,4%</text:p>
          </table:table-cell>
          <table:table-cell office:value-type="float" office:value="1745608" table:style-name="ce55">
            <text:p>1.745.608</text:p>
          </table:table-cell>
          <table:table-cell office:value-type="float" office:value="16706113" table:style-name="ce55">
            <text:p>16.706.113</text:p>
          </table:table-cell>
          <table:table-cell office:value-type="percentage" office:value="0.10448917710541046" table:style-name="ce46">
            <text:p>10,4%</text:p>
          </table:table-cell>
          <table:table-cell office:value-type="float" office:value="158574" table:style-name="ce55">
            <text:p>158.574</text:p>
          </table:table-cell>
          <table:table-cell office:value-type="float" office:value="3310299" table:style-name="ce55">
            <text:p>3.310.299</text:p>
          </table:table-cell>
          <table:table-cell office:value-type="percentage" office:value="4.7903225660280234E-2" table:style-name="ce46">
            <text:p>4,8%</text:p>
          </table:table-cell>
          <table:table-cell office:value-type="float" office:value="1092" table:style-name="ce55">
            <text:p>1.092</text:p>
          </table:table-cell>
          <table:table-cell office:value-type="float" office:value="949049" table:style-name="ce55">
            <text:p>949.049</text:p>
          </table:table-cell>
          <table:table-cell office:value-type="percentage" office:value="1.1506255209162014E-3" table:style-name="ce46">
            <text:p>0,1%</text:p>
          </table:table-cell>
          <table:table-cell office:value-type="float" office:value="5545140" table:style-name="ce55">
            <text:p>5.545.140</text:p>
          </table:table-cell>
          <table:table-cell office:value-type="float" office:value="40129822" table:style-name="ce55">
            <text:p>40.129.822</text:p>
          </table:table-cell>
          <table:table-cell office:value-type="percentage" office:value="0.13818002980426874" table:style-name="ce46">
            <text:p>13,8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default-cell-style-name="ce35"/>
        <table:table-column table:style-name="co10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16359" table:default-cell-style-name="ce1"/>
        <table:table-row table:style-name="ro1">
          <table:table-cell table:style-name="ce37"/>
          <table:table-cell office:value-type="string" table:style-name="ce38">
            <text:p>Personas pauta completa ≥80 años</text:p>
          </table:table-cell>
          <table:table-cell office:value-type="string" table:style-name="ce38">
            <text:p>Población INE≥80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70-79 años</text:p>
          </table:table-cell>
          <table:table-cell office:value-type="string" table:style-name="ce38">
            <text:p>Población INE70-7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60-69 años</text:p>
          </table:table-cell>
          <table:table-cell office:value-type="string" table:style-name="ce38">
            <text:p>Población INE60-6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50-59 años</text:p>
          </table:table-cell>
          <table:table-cell office:value-type="string" table:style-name="ce38">
            <text:p>Población INE50-5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25-49 años</text:p>
          </table:table-cell>
          <table:table-cell office:value-type="string" table:style-name="ce38">
            <text:p>Población INE25-4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8-24 años</text:p>
          </table:table-cell>
          <table:table-cell office:value-type="string" table:style-name="ce38">
            <text:p>Población INE18-24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6-17 años</text:p>
          </table:table-cell>
          <table:table-cell office:value-type="string" table:style-name="ce38">
            <text:p>Población INE16-17 años</text:p>
          </table:table-cell>
          <table:table-cell office:value-type="string" table:style-name="ce42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51">
            <text:p>% pauta completa sobre Población a Vacunar INE</text:p>
          </table:table-cell>
          <table:table-cell table:number-columns-repeated="16359" table:style-name="ce36"/>
        </table:table-row>
        <table:table-row table:style-name="ro4">
          <table:table-cell office:value-type="string" table:style-name="ce33">
            <text:p>Andalucía</text:p>
          </table:table-cell>
          <table:table-cell office:value-type="float" office:value="246229" table:style-name="ce52">
            <text:p>246.229</text:p>
          </table:table-cell>
          <table:table-cell office:value-type="float" office:value="413516" table:style-name="ce52">
            <text:p>413.516</text:p>
          </table:table-cell>
          <table:table-cell office:value-type="percentage" office:value="0.59545217113727156" table:style-name="ce43">
            <text:p>59,5%</text:p>
          </table:table-cell>
          <table:table-cell office:value-type="float" office:value="13404" table:style-name="ce52">
            <text:p>13.404</text:p>
          </table:table-cell>
          <table:table-cell office:value-type="float" office:value="650381" table:style-name="ce52">
            <text:p>650.381</text:p>
          </table:table-cell>
          <table:table-cell office:value-type="percentage" office:value="2.0609458148377644E-2" table:style-name="ce43">
            <text:p>2,1%</text:p>
          </table:table-cell>
          <table:table-cell office:value-type="float" office:value="41934" table:style-name="ce52">
            <text:p>41.934</text:p>
          </table:table-cell>
          <table:table-cell office:value-type="float" office:value="916147" table:style-name="ce52">
            <text:p>916.147</text:p>
          </table:table-cell>
          <table:table-cell office:value-type="percentage" office:value="4.5772130455047064E-2" table:style-name="ce43">
            <text:p>4,6%</text:p>
          </table:table-cell>
          <table:table-cell office:value-type="float" office:value="70731" table:style-name="ce52">
            <text:p>70.731</text:p>
          </table:table-cell>
          <table:table-cell office:value-type="float" office:value="1265021" table:style-name="ce52">
            <text:p>1.265.021</text:p>
          </table:table-cell>
          <table:table-cell office:value-type="percentage" office:value="5.5912905793658763E-2" table:style-name="ce43">
            <text:p>5,6%</text:p>
          </table:table-cell>
          <table:table-cell office:value-type="float" office:value="130472" table:style-name="ce52">
            <text:p>130.472</text:p>
          </table:table-cell>
          <table:table-cell office:value-type="float" office:value="3009381" table:style-name="ce52">
            <text:p>3.009.381</text:p>
          </table:table-cell>
          <table:table-cell office:value-type="percentage" office:value="4.3355095283714493E-2" table:style-name="ce43">
            <text:p>4,3%</text:p>
          </table:table-cell>
          <table:table-cell office:value-type="float" office:value="11779" table:style-name="ce52">
            <text:p>11.779</text:p>
          </table:table-cell>
          <table:table-cell office:value-type="float" office:value="625846" table:style-name="ce52">
            <text:p>625.846</text:p>
          </table:table-cell>
          <table:table-cell office:value-type="percentage" office:value="1.8820923997277285E-2" table:style-name="ce43">
            <text:p>1,9%</text:p>
          </table:table-cell>
          <table:table-cell office:value-type="float" office:value="83" table:style-name="ce52">
            <text:p>83</text:p>
          </table:table-cell>
          <table:table-cell office:value-type="float" office:value="181921" table:style-name="ce52">
            <text:p>181.921</text:p>
          </table:table-cell>
          <table:table-cell office:value-type="percentage" office:value="4.5624199515174169E-4" table:style-name="ce43">
            <text:p>0,0%</text:p>
          </table:table-cell>
          <table:table-cell office:value-type="float" office:value="514632" table:style-name="ce56">
            <text:p>514.632</text:p>
          </table:table-cell>
          <table:table-cell office:value-type="float" office:value="7062213" table:style-name="ce56">
            <text:p>7.062.213</text:p>
          </table:table-cell>
          <table:table-cell office:value-type="percentage" office:value="7.2871209067186166E-2" table:style-name="ce48">
            <text:p>7,3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ragón</text:p>
          </table:table-cell>
          <table:table-cell office:value-type="float" office:value="44314" table:style-name="ce53">
            <text:p>44.314</text:p>
          </table:table-cell>
          <table:table-cell office:value-type="float" office:value="98807" table:style-name="ce53">
            <text:p>98.807</text:p>
          </table:table-cell>
          <table:table-cell office:value-type="percentage" office:value="0.44849049156436283" table:style-name="ce44">
            <text:p>44,8%</text:p>
          </table:table-cell>
          <table:table-cell office:value-type="float" office:value="3135" table:style-name="ce53">
            <text:p>3.135</text:p>
          </table:table-cell>
          <table:table-cell office:value-type="float" office:value="118955" table:style-name="ce53">
            <text:p>118.955</text:p>
          </table:table-cell>
          <table:table-cell office:value-type="percentage" office:value="2.635450380395948E-2" table:style-name="ce44">
            <text:p>2,6%</text:p>
          </table:table-cell>
          <table:table-cell office:value-type="float" office:value="9329" table:style-name="ce53">
            <text:p>9.329</text:p>
          </table:table-cell>
          <table:table-cell office:value-type="float" office:value="156367" table:style-name="ce53">
            <text:p>156.367</text:p>
          </table:table-cell>
          <table:table-cell office:value-type="percentage" office:value="5.9660925898687066E-2" table:style-name="ce44">
            <text:p>6,0%</text:p>
          </table:table-cell>
          <table:table-cell office:value-type="float" office:value="13907" table:style-name="ce53">
            <text:p>13.907</text:p>
          </table:table-cell>
          <table:table-cell office:value-type="float" office:value="198266" table:style-name="ce53">
            <text:p>198.266</text:p>
          </table:table-cell>
          <table:table-cell office:value-type="percentage" office:value="7.0143141032753972E-2" table:style-name="ce44">
            <text:p>7,0%</text:p>
          </table:table-cell>
          <table:table-cell office:value-type="float" office:value="21487" table:style-name="ce53">
            <text:p>21.487</text:p>
          </table:table-cell>
          <table:table-cell office:value-type="float" office:value="446083" table:style-name="ce53">
            <text:p>446.083</text:p>
          </table:table-cell>
          <table:table-cell office:value-type="percentage" office:value="4.8168166013948077E-2" table:style-name="ce44">
            <text:p>4,8%</text:p>
          </table:table-cell>
          <table:table-cell office:value-type="float" office:value="1430" table:style-name="ce53">
            <text:p>1.430</text:p>
          </table:table-cell>
          <table:table-cell office:value-type="float" office:value="89180" table:style-name="ce53">
            <text:p>89.180</text:p>
          </table:table-cell>
          <table:table-cell office:value-type="percentage" office:value="1.6034985422740525E-2" table:style-name="ce44">
            <text:p>1,6%</text:p>
          </table:table-cell>
          <table:table-cell office:value-type="float" office:value="25" table:style-name="ce53">
            <text:p>25</text:p>
          </table:table-cell>
          <table:table-cell office:value-type="float" office:value="25106" table:style-name="ce53">
            <text:p>25.106</text:p>
          </table:table-cell>
          <table:table-cell office:value-type="percentage" office:value="9.9577790169680554E-4" table:style-name="ce44">
            <text:p>0,1%</text:p>
          </table:table-cell>
          <table:table-cell office:value-type="float" office:value="93627" table:style-name="ce57">
            <text:p>93.627</text:p>
          </table:table-cell>
          <table:table-cell office:value-type="float" office:value="1132764" table:style-name="ce57">
            <text:p>1.132.764</text:p>
          </table:table-cell>
          <table:table-cell office:value-type="percentage" office:value="8.2653580092587692E-2" table:style-name="ce49">
            <text:p>8,3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sturias<text:s/></text:p>
          </table:table-cell>
          <table:table-cell office:value-type="float" office:value="39438" table:style-name="ce53">
            <text:p>39.438</text:p>
          </table:table-cell>
          <table:table-cell office:value-type="float" office:value="87826" table:style-name="ce53">
            <text:p>87.826</text:p>
          </table:table-cell>
          <table:table-cell office:value-type="percentage" office:value="0.44904697925443493" table:style-name="ce44">
            <text:p>44,9%</text:p>
          </table:table-cell>
          <table:table-cell office:value-type="float" office:value="3575" table:style-name="ce53">
            <text:p>3.575</text:p>
          </table:table-cell>
          <table:table-cell office:value-type="float" office:value="109249" table:style-name="ce53">
            <text:p>109.249</text:p>
          </table:table-cell>
          <table:table-cell office:value-type="percentage" office:value="3.2723411655941934E-2" table:style-name="ce44">
            <text:p>3,3%</text:p>
          </table:table-cell>
          <table:table-cell office:value-type="float" office:value="9848" table:style-name="ce53">
            <text:p>9.848</text:p>
          </table:table-cell>
          <table:table-cell office:value-type="float" office:value="149652" table:style-name="ce53">
            <text:p>149.652</text:p>
          </table:table-cell>
          <table:table-cell office:value-type="percentage" office:value="6.5806003260898624E-2" table:style-name="ce44">
            <text:p>6,6%</text:p>
          </table:table-cell>
          <table:table-cell office:value-type="float" office:value="13510" table:style-name="ce53">
            <text:p>13.510</text:p>
          </table:table-cell>
          <table:table-cell office:value-type="float" office:value="162645" table:style-name="ce53">
            <text:p>162.645</text:p>
          </table:table-cell>
          <table:table-cell office:value-type="percentage" office:value="8.306434258661502E-2" table:style-name="ce44">
            <text:p>8,3%</text:p>
          </table:table-cell>
          <table:table-cell office:value-type="float" office:value="20890" table:style-name="ce53">
            <text:p>20.890</text:p>
          </table:table-cell>
          <table:table-cell office:value-type="float" office:value="322095" table:style-name="ce53">
            <text:p>322.095</text:p>
          </table:table-cell>
          <table:table-cell office:value-type="percentage" office:value="6.4856641674040261E-2" table:style-name="ce44">
            <text:p>6,5%</text:p>
          </table:table-cell>
          <table:table-cell office:value-type="float" office:value="2318" table:style-name="ce53">
            <text:p>2.318</text:p>
          </table:table-cell>
          <table:table-cell office:value-type="float" office:value="54179" table:style-name="ce53">
            <text:p>54.179</text:p>
          </table:table-cell>
          <table:table-cell office:value-type="percentage" office:value="4.2784104542350355E-2" table:style-name="ce44">
            <text:p>4,3%</text:p>
          </table:table-cell>
          <table:table-cell office:value-type="float" office:value="25" table:style-name="ce53">
            <text:p>25</text:p>
          </table:table-cell>
          <table:table-cell office:value-type="float" office:value="15563" table:style-name="ce53">
            <text:p>15.563</text:p>
          </table:table-cell>
          <table:table-cell office:value-type="percentage" office:value="1.6063740923986378E-3" table:style-name="ce44">
            <text:p>0,2%</text:p>
          </table:table-cell>
          <table:table-cell office:value-type="float" office:value="89604" table:style-name="ce57">
            <text:p>89.604</text:p>
          </table:table-cell>
          <table:table-cell office:value-type="float" office:value="901209" table:style-name="ce57">
            <text:p>901.209</text:p>
          </table:table-cell>
          <table:table-cell office:value-type="percentage" office:value="9.9426437152758132E-2" table:style-name="ce49">
            <text:p>9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Baleares</text:p>
          </table:table-cell>
          <table:table-cell office:value-type="float" office:value="12403" table:style-name="ce53">
            <text:p>12.403</text:p>
          </table:table-cell>
          <table:table-cell office:value-type="float" office:value="49542" table:style-name="ce53">
            <text:p>49.542</text:p>
          </table:table-cell>
          <table:table-cell office:value-type="percentage" office:value="0.25035323563844819" table:style-name="ce44">
            <text:p>25,0%</text:p>
          </table:table-cell>
          <table:table-cell office:value-type="float" office:value="2088" table:style-name="ce53">
            <text:p>2.088</text:p>
          </table:table-cell>
          <table:table-cell office:value-type="float" office:value="80516" table:style-name="ce53">
            <text:p>80.516</text:p>
          </table:table-cell>
          <table:table-cell office:value-type="percentage" office:value="2.5932733866560684E-2" table:style-name="ce44">
            <text:p>2,6%</text:p>
          </table:table-cell>
          <table:table-cell office:value-type="float" office:value="4856" table:style-name="ce53">
            <text:p>4.856</text:p>
          </table:table-cell>
          <table:table-cell office:value-type="float" office:value="117231" table:style-name="ce53">
            <text:p>117.231</text:p>
          </table:table-cell>
          <table:table-cell office:value-type="percentage" office:value="4.1422490638141789E-2" table:style-name="ce44">
            <text:p>4,1%</text:p>
          </table:table-cell>
          <table:table-cell office:value-type="float" office:value="7551" table:style-name="ce53">
            <text:p>7.551</text:p>
          </table:table-cell>
          <table:table-cell office:value-type="float" office:value="165797" table:style-name="ce53">
            <text:p>165.797</text:p>
          </table:table-cell>
          <table:table-cell office:value-type="percentage" office:value="4.5543646748734901E-2" table:style-name="ce44">
            <text:p>4,6%</text:p>
          </table:table-cell>
          <table:table-cell office:value-type="float" office:value="17352" table:style-name="ce53">
            <text:p>17.352</text:p>
          </table:table-cell>
          <table:table-cell office:value-type="float" office:value="464054" table:style-name="ce53">
            <text:p>464.054</text:p>
          </table:table-cell>
          <table:table-cell office:value-type="percentage" office:value="3.7392200045684339E-2" table:style-name="ce44">
            <text:p>3,7%</text:p>
          </table:table-cell>
          <table:table-cell office:value-type="float" office:value="1229" table:style-name="ce53">
            <text:p>1.229</text:p>
          </table:table-cell>
          <table:table-cell office:value-type="float" office:value="85839" table:style-name="ce53">
            <text:p>85.839</text:p>
          </table:table-cell>
          <table:table-cell office:value-type="percentage" office:value="1.4317501368841669E-2" table:style-name="ce44">
            <text:p>1,4%</text:p>
          </table:table-cell>
          <table:table-cell office:value-type="float" office:value="30" table:style-name="ce53">
            <text:p>30</text:p>
          </table:table-cell>
          <table:table-cell office:value-type="float" office:value="23300" table:style-name="ce53">
            <text:p>23.300</text:p>
          </table:table-cell>
          <table:table-cell office:value-type="percentage" office:value="1.2875536480686696E-3" table:style-name="ce44">
            <text:p>0,1%</text:p>
          </table:table-cell>
          <table:table-cell office:value-type="float" office:value="45509" table:style-name="ce57">
            <text:p>45.509</text:p>
          </table:table-cell>
          <table:table-cell office:value-type="float" office:value="986279" table:style-name="ce57">
            <text:p>986.279</text:p>
          </table:table-cell>
          <table:table-cell office:value-type="percentage" office:value="4.6142115973269227E-2" table:style-name="ce49">
            <text:p>4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arias</text:p>
          </table:table-cell>
          <table:table-cell office:value-type="float" office:value="33459" table:style-name="ce53">
            <text:p>33.459</text:p>
          </table:table-cell>
          <table:table-cell office:value-type="float" office:value="90236" table:style-name="ce53">
            <text:p>90.236</text:p>
          </table:table-cell>
          <table:table-cell office:value-type="percentage" office:value="0.37079436145219202" table:style-name="ce44">
            <text:p>37,1%</text:p>
          </table:table-cell>
          <table:table-cell office:value-type="float" office:value="12535" table:style-name="ce53">
            <text:p>12.535</text:p>
          </table:table-cell>
          <table:table-cell office:value-type="float" office:value="154531" table:style-name="ce53">
            <text:p>154.531</text:p>
          </table:table-cell>
          <table:table-cell office:value-type="percentage" office:value="8.111641029955155E-2" table:style-name="ce44">
            <text:p>8,1%</text:p>
          </table:table-cell>
          <table:table-cell office:value-type="float" office:value="9116" table:style-name="ce53">
            <text:p>9.116</text:p>
          </table:table-cell>
          <table:table-cell office:value-type="float" office:value="235092" table:style-name="ce53">
            <text:p>235.092</text:p>
          </table:table-cell>
          <table:table-cell office:value-type="percentage" office:value="3.8776308849301548E-2" table:style-name="ce44">
            <text:p>3,9%</text:p>
          </table:table-cell>
          <table:table-cell office:value-type="float" office:value="16900" table:style-name="ce53">
            <text:p>16.900</text:p>
          </table:table-cell>
          <table:table-cell office:value-type="float" office:value="350512" table:style-name="ce53">
            <text:p>350.512</text:p>
          </table:table-cell>
          <table:table-cell office:value-type="percentage" office:value="4.8215182361802167E-2" table:style-name="ce44">
            <text:p>4,8%</text:p>
          </table:table-cell>
          <table:table-cell office:value-type="float" office:value="34207" table:style-name="ce53">
            <text:p>34.207</text:p>
          </table:table-cell>
          <table:table-cell office:value-type="float" office:value="832411" table:style-name="ce53">
            <text:p>832.411</text:p>
          </table:table-cell>
          <table:table-cell office:value-type="percentage" office:value="4.1093882709382745E-2" table:style-name="ce44">
            <text:p>4,1%</text:p>
          </table:table-cell>
          <table:table-cell office:value-type="float" office:value="2357" table:style-name="ce53">
            <text:p>2.357</text:p>
          </table:table-cell>
          <table:table-cell office:value-type="float" office:value="163899" table:style-name="ce53">
            <text:p>163.899</text:p>
          </table:table-cell>
          <table:table-cell office:value-type="percentage" office:value="1.4380807692542359E-2" table:style-name="ce44">
            <text:p>1,4%</text:p>
          </table:table-cell>
          <table:table-cell office:value-type="float" office:value="19" table:style-name="ce53">
            <text:p>19</text:p>
          </table:table-cell>
          <table:table-cell office:value-type="float" office:value="44352" table:style-name="ce53">
            <text:p>44.352</text:p>
          </table:table-cell>
          <table:table-cell office:value-type="percentage" office:value="4.2839105339105338E-4" table:style-name="ce44">
            <text:p>0,0%</text:p>
          </table:table-cell>
          <table:table-cell office:value-type="float" office:value="108593" table:style-name="ce57">
            <text:p>108.593</text:p>
          </table:table-cell>
          <table:table-cell office:value-type="float" office:value="1871033" table:style-name="ce57">
            <text:p>1.871.033</text:p>
          </table:table-cell>
          <table:table-cell office:value-type="percentage" office:value="5.8039061844446356E-2" table:style-name="ce49">
            <text:p>5,8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tabria</text:p>
          </table:table-cell>
          <table:table-cell office:value-type="float" office:value="22177" table:style-name="ce53">
            <text:p>22.177</text:p>
          </table:table-cell>
          <table:table-cell office:value-type="float" office:value="41042" table:style-name="ce53">
            <text:p>41.042</text:p>
          </table:table-cell>
          <table:table-cell office:value-type="percentage" office:value="0.54034891087178982" table:style-name="ce44">
            <text:p>54,0%</text:p>
          </table:table-cell>
          <table:table-cell office:value-type="float" office:value="1660" table:style-name="ce53">
            <text:p>1.660</text:p>
          </table:table-cell>
          <table:table-cell office:value-type="float" office:value="53066" table:style-name="ce53">
            <text:p>53.066</text:p>
          </table:table-cell>
          <table:table-cell office:value-type="percentage" office:value="3.1281800022613347E-2" table:style-name="ce44">
            <text:p>3,1%</text:p>
          </table:table-cell>
          <table:table-cell office:value-type="float" office:value="3704" table:style-name="ce53">
            <text:p>3.704</text:p>
          </table:table-cell>
          <table:table-cell office:value-type="float" office:value="77345" table:style-name="ce53">
            <text:p>77.345</text:p>
          </table:table-cell>
          <table:table-cell office:value-type="percentage" office:value="4.7889327041179132E-2" table:style-name="ce44">
            <text:p>4,8%</text:p>
          </table:table-cell>
          <table:table-cell office:value-type="float" office:value="5521" table:style-name="ce53">
            <text:p>5.521</text:p>
          </table:table-cell>
          <table:table-cell office:value-type="float" office:value="89964" table:style-name="ce53">
            <text:p>89.964</text:p>
          </table:table-cell>
          <table:table-cell office:value-type="percentage" office:value="6.136899204126095E-2" table:style-name="ce44">
            <text:p>6,1%</text:p>
          </table:table-cell>
          <table:table-cell office:value-type="float" office:value="10397" table:style-name="ce53">
            <text:p>10.397</text:p>
          </table:table-cell>
          <table:table-cell office:value-type="float" office:value="194241" table:style-name="ce53">
            <text:p>194.241</text:p>
          </table:table-cell>
          <table:table-cell office:value-type="percentage" office:value="5.3526289506334916E-2" table:style-name="ce44">
            <text:p>5,4%</text:p>
          </table:table-cell>
          <table:table-cell office:value-type="float" office:value="594" table:style-name="ce53">
            <text:p>594</text:p>
          </table:table-cell>
          <table:table-cell office:value-type="float" office:value="34935" table:style-name="ce53">
            <text:p>34.935</text:p>
          </table:table-cell>
          <table:table-cell office:value-type="percentage" office:value="1.7003005581794763E-2" table:style-name="ce44">
            <text:p>1,7%</text:p>
          </table:table-cell>
          <table:table-cell office:value-type="float" office:value="3" table:style-name="ce53">
            <text:p>3</text:p>
          </table:table-cell>
          <table:table-cell office:value-type="float" office:value="10791" table:style-name="ce53">
            <text:p>10.791</text:p>
          </table:table-cell>
          <table:table-cell office:value-type="percentage" office:value="2.7800945232137893E-4" table:style-name="ce44">
            <text:p>0,0%</text:p>
          </table:table-cell>
          <table:table-cell office:value-type="float" office:value="44056" table:style-name="ce57">
            <text:p>44.056</text:p>
          </table:table-cell>
          <table:table-cell office:value-type="float" office:value="501384" table:style-name="ce57">
            <text:p>501.384</text:p>
          </table:table-cell>
          <table:table-cell office:value-type="percentage" office:value="8.7868779219121465E-2" table:style-name="ce49">
            <text:p>8,8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y Leon</text:p>
          </table:table-cell>
          <table:table-cell office:value-type="float" office:value="104815" table:style-name="ce53">
            <text:p>104.815</text:p>
          </table:table-cell>
          <table:table-cell office:value-type="float" office:value="223657" table:style-name="ce53">
            <text:p>223.657</text:p>
          </table:table-cell>
          <table:table-cell office:value-type="percentage" office:value="0.46864171476859656" table:style-name="ce44">
            <text:p>46,9%</text:p>
          </table:table-cell>
          <table:table-cell office:value-type="float" office:value="9036" table:style-name="ce53">
            <text:p>9.036</text:p>
          </table:table-cell>
          <table:table-cell office:value-type="float" office:value="245410" table:style-name="ce53">
            <text:p>245.410</text:p>
          </table:table-cell>
          <table:table-cell office:value-type="percentage" office:value="3.6820015484291591E-2" table:style-name="ce44">
            <text:p>3,7%</text:p>
          </table:table-cell>
          <table:table-cell office:value-type="float" office:value="19853" table:style-name="ce53">
            <text:p>19.853</text:p>
          </table:table-cell>
          <table:table-cell office:value-type="float" office:value="318575" table:style-name="ce53">
            <text:p>318.575</text:p>
          </table:table-cell>
          <table:table-cell office:value-type="percentage" office:value="6.2318135446912032E-2" table:style-name="ce44">
            <text:p>6,2%</text:p>
          </table:table-cell>
          <table:table-cell office:value-type="float" office:value="29702" table:style-name="ce53">
            <text:p>29.702</text:p>
          </table:table-cell>
          <table:table-cell office:value-type="float" office:value="381175" table:style-name="ce53">
            <text:p>381.175</text:p>
          </table:table-cell>
          <table:table-cell office:value-type="percentage" office:value="7.7922214206073329E-2" table:style-name="ce44">
            <text:p>7,8%</text:p>
          </table:table-cell>
          <table:table-cell office:value-type="float" office:value="41296" table:style-name="ce53">
            <text:p>41.296</text:p>
          </table:table-cell>
          <table:table-cell office:value-type="float" office:value="738950" table:style-name="ce53">
            <text:p>738.950</text:p>
          </table:table-cell>
          <table:table-cell office:value-type="percentage" office:value="5.5884701265308881E-2" table:style-name="ce44">
            <text:p>5,6%</text:p>
          </table:table-cell>
          <table:table-cell office:value-type="float" office:value="2580" table:style-name="ce53">
            <text:p>2.580</text:p>
          </table:table-cell>
          <table:table-cell office:value-type="float" office:value="144422" table:style-name="ce53">
            <text:p>144.422</text:p>
          </table:table-cell>
          <table:table-cell office:value-type="percentage" office:value="1.7864314301145254E-2" table:style-name="ce44">
            <text:p>1,8%</text:p>
          </table:table-cell>
          <table:table-cell office:value-type="float" office:value="82" table:style-name="ce53">
            <text:p>82</text:p>
          </table:table-cell>
          <table:table-cell office:value-type="float" office:value="40684" table:style-name="ce53">
            <text:p>40.684</text:p>
          </table:table-cell>
          <table:table-cell office:value-type="percentage" office:value="2.0155343624029104E-3" table:style-name="ce44">
            <text:p>0,2%</text:p>
          </table:table-cell>
          <table:table-cell office:value-type="float" office:value="207364" table:style-name="ce57">
            <text:p>207.364</text:p>
          </table:table-cell>
          <table:table-cell office:value-type="float" office:value="2092873" table:style-name="ce57">
            <text:p>2.092.873</text:p>
          </table:table-cell>
          <table:table-cell office:value-type="percentage" office:value="9.9081024027736039E-2" table:style-name="ce49">
            <text:p>9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- La Mancha</text:p>
          </table:table-cell>
          <table:table-cell office:value-type="float" office:value="46971" table:style-name="ce53">
            <text:p>46.971</text:p>
          </table:table-cell>
          <table:table-cell office:value-type="float" office:value="135194" table:style-name="ce53">
            <text:p>135.194</text:p>
          </table:table-cell>
          <table:table-cell office:value-type="percentage" office:value="0.34743405772445524" table:style-name="ce44">
            <text:p>34,7%</text:p>
          </table:table-cell>
          <table:table-cell office:value-type="float" office:value="5152" table:style-name="ce53">
            <text:p>5.152</text:p>
          </table:table-cell>
          <table:table-cell office:value-type="float" office:value="159101" table:style-name="ce53">
            <text:p>159.101</text:p>
          </table:table-cell>
          <table:table-cell office:value-type="percentage" office:value="3.2381946059421372E-2" table:style-name="ce44">
            <text:p>3,2%</text:p>
          </table:table-cell>
          <table:table-cell office:value-type="float" office:value="12955" table:style-name="ce53">
            <text:p>12.955</text:p>
          </table:table-cell>
          <table:table-cell office:value-type="float" office:value="218444" table:style-name="ce53">
            <text:p>218.444</text:p>
          </table:table-cell>
          <table:table-cell office:value-type="percentage" office:value="5.9305817509293E-2" table:style-name="ce44">
            <text:p>5,9%</text:p>
          </table:table-cell>
          <table:table-cell office:value-type="float" office:value="21394" table:style-name="ce53">
            <text:p>21.394</text:p>
          </table:table-cell>
          <table:table-cell office:value-type="float" office:value="307478" table:style-name="ce53">
            <text:p>307.478</text:p>
          </table:table-cell>
          <table:table-cell office:value-type="percentage" office:value="6.9578961746856682E-2" table:style-name="ce44">
            <text:p>7,0%</text:p>
          </table:table-cell>
          <table:table-cell office:value-type="float" office:value="33077" table:style-name="ce53">
            <text:p>33.077</text:p>
          </table:table-cell>
          <table:table-cell office:value-type="float" office:value="707865" table:style-name="ce53">
            <text:p>707.865</text:p>
          </table:table-cell>
          <table:table-cell office:value-type="percentage" office:value="4.672783652250076E-2" table:style-name="ce44">
            <text:p>4,7%</text:p>
          </table:table-cell>
          <table:table-cell office:value-type="float" office:value="3231" table:style-name="ce53">
            <text:p>3.231</text:p>
          </table:table-cell>
          <table:table-cell office:value-type="float" office:value="149518" table:style-name="ce53">
            <text:p>149.518</text:p>
          </table:table-cell>
          <table:table-cell office:value-type="percentage" office:value="2.1609438328495566E-2" table:style-name="ce44">
            <text:p>2,2%</text:p>
          </table:table-cell>
          <table:table-cell office:value-type="float" office:value="74" table:style-name="ce53">
            <text:p>74</text:p>
          </table:table-cell>
          <table:table-cell office:value-type="float" office:value="42364" table:style-name="ce53">
            <text:p>42.364</text:p>
          </table:table-cell>
          <table:table-cell office:value-type="percentage" office:value="1.7467661221792087E-3" table:style-name="ce44">
            <text:p>0,2%</text:p>
          </table:table-cell>
          <table:table-cell office:value-type="float" office:value="122854" table:style-name="ce57">
            <text:p>122.854</text:p>
          </table:table-cell>
          <table:table-cell office:value-type="float" office:value="1719964" table:style-name="ce57">
            <text:p>1.719.964</text:p>
          </table:table-cell>
          <table:table-cell office:value-type="percentage" office:value="7.1428239195704096E-2" table:style-name="ce49">
            <text:p>7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taluña</text:p>
          </table:table-cell>
          <table:table-cell office:value-type="float" office:value="152848" table:style-name="ce53">
            <text:p>152.848</text:p>
          </table:table-cell>
          <table:table-cell office:value-type="float" office:value="447196" table:style-name="ce53">
            <text:p>447.196</text:p>
          </table:table-cell>
          <table:table-cell office:value-type="percentage" office:value="0.34179196593887246" table:style-name="ce44">
            <text:p>34,2%</text:p>
          </table:table-cell>
          <table:table-cell office:value-type="float" office:value="25780" table:style-name="ce53">
            <text:p>25.780</text:p>
          </table:table-cell>
          <table:table-cell office:value-type="float" office:value="635292" table:style-name="ce53">
            <text:p>635.292</text:p>
          </table:table-cell>
          <table:table-cell office:value-type="percentage" office:value="4.0579764895512613E-2" table:style-name="ce44">
            <text:p>4,1%</text:p>
          </table:table-cell>
          <table:table-cell office:value-type="float" office:value="46438" table:style-name="ce53">
            <text:p>46.438</text:p>
          </table:table-cell>
          <table:table-cell office:value-type="float" office:value="837584" table:style-name="ce53">
            <text:p>837.584</text:p>
          </table:table-cell>
          <table:table-cell office:value-type="percentage" office:value="5.5442797379128543E-2" table:style-name="ce44">
            <text:p>5,5%</text:p>
          </table:table-cell>
          <table:table-cell office:value-type="float" office:value="65673" table:style-name="ce53">
            <text:p>65.673</text:p>
          </table:table-cell>
          <table:table-cell office:value-type="float" office:value="1091780" table:style-name="ce53">
            <text:p>1.091.780</text:p>
          </table:table-cell>
          <table:table-cell office:value-type="percentage" office:value="6.0152228470937368E-2" table:style-name="ce44">
            <text:p>6,0%</text:p>
          </table:table-cell>
          <table:table-cell office:value-type="float" office:value="124909" table:style-name="ce53">
            <text:p>124.909</text:p>
          </table:table-cell>
          <table:table-cell office:value-type="float" office:value="2803626" table:style-name="ce53">
            <text:p>2.803.626</text:p>
          </table:table-cell>
          <table:table-cell office:value-type="percentage" office:value="4.4552661446284204E-2" table:style-name="ce44">
            <text:p>4,5%</text:p>
          </table:table-cell>
          <table:table-cell office:value-type="float" office:value="15671" table:style-name="ce53">
            <text:p>15.671</text:p>
          </table:table-cell>
          <table:table-cell office:value-type="float" office:value="556316" table:style-name="ce53">
            <text:p>556.316</text:p>
          </table:table-cell>
          <table:table-cell office:value-type="percentage" office:value="2.8169241941630296E-2" table:style-name="ce44">
            <text:p>2,8%</text:p>
          </table:table-cell>
          <table:table-cell office:value-type="float" office:value="190" table:style-name="ce53">
            <text:p>190</text:p>
          </table:table-cell>
          <table:table-cell office:value-type="float" office:value="159864" table:style-name="ce53">
            <text:p>159.864</text:p>
          </table:table-cell>
          <table:table-cell office:value-type="percentage" office:value="1.1885102336986438E-3" table:style-name="ce44">
            <text:p>0,1%</text:p>
          </table:table-cell>
          <table:table-cell office:value-type="float" office:value="431509" table:style-name="ce57">
            <text:p>431.509</text:p>
          </table:table-cell>
          <table:table-cell office:value-type="float" office:value="6531658" table:style-name="ce57">
            <text:p>6.531.658</text:p>
          </table:table-cell>
          <table:table-cell office:value-type="percentage" office:value="6.6064236676200747E-2" table:style-name="ce49">
            <text:p>6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. Valenciana</text:p>
          </table:table-cell>
          <table:table-cell office:value-type="float" office:value="119347" table:style-name="ce53">
            <text:p>119.347</text:p>
          </table:table-cell>
          <table:table-cell office:value-type="float" office:value="276531" table:style-name="ce53">
            <text:p>276.531</text:p>
          </table:table-cell>
          <table:table-cell office:value-type="percentage" office:value="0.4315863320929661" table:style-name="ce44">
            <text:p>43,2%</text:p>
          </table:table-cell>
          <table:table-cell office:value-type="float" office:value="9679" table:style-name="ce53">
            <text:p>9.679</text:p>
          </table:table-cell>
          <table:table-cell office:value-type="float" office:value="437862" table:style-name="ce53">
            <text:p>437.862</text:p>
          </table:table-cell>
          <table:table-cell office:value-type="percentage" office:value="2.2105138148549086E-2" table:style-name="ce44">
            <text:p>2,2%</text:p>
          </table:table-cell>
          <table:table-cell office:value-type="float" office:value="22735" table:style-name="ce53">
            <text:p>22.735</text:p>
          </table:table-cell>
          <table:table-cell office:value-type="float" office:value="580728" table:style-name="ce53">
            <text:p>580.728</text:p>
          </table:table-cell>
          <table:table-cell office:value-type="percentage" office:value="3.9149136945351354E-2" table:style-name="ce44">
            <text:p>3,9%</text:p>
          </table:table-cell>
          <table:table-cell office:value-type="float" office:value="33082" table:style-name="ce53">
            <text:p>33.082</text:p>
          </table:table-cell>
          <table:table-cell office:value-type="float" office:value="752334" table:style-name="ce53">
            <text:p>752.334</text:p>
          </table:table-cell>
          <table:table-cell office:value-type="percentage" office:value="4.3972490941523314E-2" table:style-name="ce44">
            <text:p>4,4%</text:p>
          </table:table-cell>
          <table:table-cell office:value-type="float" office:value="67131" table:style-name="ce53">
            <text:p>67.131</text:p>
          </table:table-cell>
          <table:table-cell office:value-type="float" office:value="1765967" table:style-name="ce53">
            <text:p>1.765.967</text:p>
          </table:table-cell>
          <table:table-cell office:value-type="percentage" office:value="3.8013734118474467E-2" table:style-name="ce44">
            <text:p>3,8%</text:p>
          </table:table-cell>
          <table:table-cell office:value-type="float" office:value="5084" table:style-name="ce53">
            <text:p>5.084</text:p>
          </table:table-cell>
          <table:table-cell office:value-type="float" office:value="352834" table:style-name="ce53">
            <text:p>352.834</text:p>
          </table:table-cell>
          <table:table-cell office:value-type="percentage" office:value="1.4409042212485191E-2" table:style-name="ce44">
            <text:p>1,4%</text:p>
          </table:table-cell>
          <table:table-cell office:value-type="float" office:value="85" table:style-name="ce53">
            <text:p>85</text:p>
          </table:table-cell>
          <table:table-cell office:value-type="float" office:value="103049" table:style-name="ce53">
            <text:p>103.049</text:p>
          </table:table-cell>
          <table:table-cell office:value-type="percentage" office:value="8.2485031392832541E-4" table:style-name="ce44">
            <text:p>0,1%</text:p>
          </table:table-cell>
          <table:table-cell office:value-type="float" office:value="257143" table:style-name="ce57">
            <text:p>257.143</text:p>
          </table:table-cell>
          <table:table-cell office:value-type="float" office:value="4269305" table:style-name="ce57">
            <text:p>4.269.305</text:p>
          </table:table-cell>
          <table:table-cell office:value-type="percentage" office:value="6.0230646440111446E-2" table:style-name="ce49">
            <text:p>6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Extremadura</text:p>
          </table:table-cell>
          <table:table-cell office:value-type="float" office:value="34308" table:style-name="ce53">
            <text:p>34.308</text:p>
          </table:table-cell>
          <table:table-cell office:value-type="float" office:value="76005" table:style-name="ce53">
            <text:p>76.005</text:p>
          </table:table-cell>
          <table:table-cell office:value-type="percentage" office:value="0.45139135583185319" table:style-name="ce44">
            <text:p>45,1%</text:p>
          </table:table-cell>
          <table:table-cell office:value-type="float" office:value="2994" table:style-name="ce53">
            <text:p>2.994</text:p>
          </table:table-cell>
          <table:table-cell office:value-type="float" office:value="91876" table:style-name="ce53">
            <text:p>91.876</text:p>
          </table:table-cell>
          <table:table-cell office:value-type="percentage" office:value="3.258740040924725E-2" table:style-name="ce44">
            <text:p>3,3%</text:p>
          </table:table-cell>
          <table:table-cell office:value-type="float" office:value="7157" table:style-name="ce53">
            <text:p>7.157</text:p>
          </table:table-cell>
          <table:table-cell office:value-type="float" office:value="125297" table:style-name="ce53">
            <text:p>125.297</text:p>
          </table:table-cell>
          <table:table-cell office:value-type="percentage" office:value="5.7120282209470297E-2" table:style-name="ce44">
            <text:p>5,7%</text:p>
          </table:table-cell>
          <table:table-cell office:value-type="float" office:value="12197" table:style-name="ce53">
            <text:p>12.197</text:p>
          </table:table-cell>
          <table:table-cell office:value-type="float" office:value="169216" table:style-name="ce53">
            <text:p>169.216</text:p>
          </table:table-cell>
          <table:table-cell office:value-type="percentage" office:value="7.20794723903177E-2" table:style-name="ce44">
            <text:p>7,2%</text:p>
          </table:table-cell>
          <table:table-cell office:value-type="float" office:value="19124" table:style-name="ce53">
            <text:p>19.124</text:p>
          </table:table-cell>
          <table:table-cell office:value-type="float" office:value="351778" table:style-name="ce53">
            <text:p>351.778</text:p>
          </table:table-cell>
          <table:table-cell office:value-type="percentage" office:value="5.4363831734787281E-2" table:style-name="ce44">
            <text:p>5,4%</text:p>
          </table:table-cell>
          <table:table-cell office:value-type="float" office:value="878" table:style-name="ce53">
            <text:p>878</text:p>
          </table:table-cell>
          <table:table-cell office:value-type="float" office:value="76088" table:style-name="ce53">
            <text:p>76.088</text:p>
          </table:table-cell>
          <table:table-cell office:value-type="percentage" office:value="1.1539270318578487E-2" table:style-name="ce44">
            <text:p>1,2%</text:p>
          </table:table-cell>
          <table:table-cell office:value-type="float" office:value="35" table:style-name="ce53">
            <text:p>35</text:p>
          </table:table-cell>
          <table:table-cell office:value-type="float" office:value="20953" table:style-name="ce53">
            <text:p>20.953</text:p>
          </table:table-cell>
          <table:table-cell office:value-type="percentage" office:value="1.6704051925738558E-3" table:style-name="ce44">
            <text:p>0,2%</text:p>
          </table:table-cell>
          <table:table-cell office:value-type="float" office:value="76693" table:style-name="ce57">
            <text:p>76.693</text:p>
          </table:table-cell>
          <table:table-cell office:value-type="float" office:value="911213" table:style-name="ce57">
            <text:p>911.213</text:p>
          </table:table-cell>
          <table:table-cell office:value-type="percentage" office:value="8.4165831699064872E-2" table:style-name="ce49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Galicia</text:p>
          </table:table-cell>
          <table:table-cell office:value-type="float" office:value="80475" table:style-name="ce53">
            <text:p>80.475</text:p>
          </table:table-cell>
          <table:table-cell office:value-type="float" office:value="234302" table:style-name="ce53">
            <text:p>234.302</text:p>
          </table:table-cell>
          <table:table-cell office:value-type="percentage" office:value="0.34346697851490809" table:style-name="ce44">
            <text:p>34,3%</text:p>
          </table:table-cell>
          <table:table-cell office:value-type="float" office:value="3872" table:style-name="ce53">
            <text:p>3.872</text:p>
          </table:table-cell>
          <table:table-cell office:value-type="float" office:value="289762" table:style-name="ce53">
            <text:p>289.762</text:p>
          </table:table-cell>
          <table:table-cell office:value-type="percentage" office:value="1.3362690760003036E-2" table:style-name="ce44">
            <text:p>1,3%</text:p>
          </table:table-cell>
          <table:table-cell office:value-type="float" office:value="15895" table:style-name="ce53">
            <text:p>15.895</text:p>
          </table:table-cell>
          <table:table-cell office:value-type="float" office:value="346927" table:style-name="ce53">
            <text:p>346.927</text:p>
          </table:table-cell>
          <table:table-cell office:value-type="percentage" office:value="4.5816555067780831E-2" table:style-name="ce44">
            <text:p>4,6%</text:p>
          </table:table-cell>
          <table:table-cell office:value-type="float" office:value="22957" table:style-name="ce53">
            <text:p>22.957</text:p>
          </table:table-cell>
          <table:table-cell office:value-type="float" office:value="405889" table:style-name="ce53">
            <text:p>405.889</text:p>
          </table:table-cell>
          <table:table-cell office:value-type="percentage" office:value="5.6559798368519473E-2" table:style-name="ce44">
            <text:p>5,7%</text:p>
          </table:table-cell>
          <table:table-cell office:value-type="float" office:value="37764" table:style-name="ce53">
            <text:p>37.764</text:p>
          </table:table-cell>
          <table:table-cell office:value-type="float" office:value="889004" table:style-name="ce53">
            <text:p>889.004</text:p>
          </table:table-cell>
          <table:table-cell office:value-type="percentage" office:value="4.2478998969633433E-2" table:style-name="ce44">
            <text:p>4,2%</text:p>
          </table:table-cell>
          <table:table-cell office:value-type="float" office:value="1431" table:style-name="ce53">
            <text:p>1.431</text:p>
          </table:table-cell>
          <table:table-cell office:value-type="float" office:value="152745" table:style-name="ce53">
            <text:p>152.745</text:p>
          </table:table-cell>
          <table:table-cell office:value-type="percentage" office:value="9.3685554355298038E-3" table:style-name="ce44">
            <text:p>0,9%</text:p>
          </table:table-cell>
          <table:table-cell office:value-type="float" office:value="3" table:style-name="ce53">
            <text:p>3</text:p>
          </table:table-cell>
          <table:table-cell office:value-type="float" office:value="44014" table:style-name="ce53">
            <text:p>44.014</text:p>
          </table:table-cell>
          <table:table-cell office:value-type="percentage" office:value="6.8160130867451259E-5" table:style-name="ce44">
            <text:p>0,0%</text:p>
          </table:table-cell>
          <table:table-cell office:value-type="float" office:value="162397" table:style-name="ce57">
            <text:p>162.397</text:p>
          </table:table-cell>
          <table:table-cell office:value-type="float" office:value="2362643" table:style-name="ce57">
            <text:p>2.362.643</text:p>
          </table:table-cell>
          <table:table-cell office:value-type="percentage" office:value="6.873531041295701E-2" table:style-name="ce49">
            <text:p>6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La Rioja</text:p>
          </table:table-cell>
          <table:table-cell office:value-type="float" office:value="10648" table:style-name="ce53">
            <text:p>10.648</text:p>
          </table:table-cell>
          <table:table-cell office:value-type="float" office:value="22207" table:style-name="ce53">
            <text:p>22.207</text:p>
          </table:table-cell>
          <table:table-cell office:value-type="percentage" office:value="0.47948844958796777" table:style-name="ce44">
            <text:p>47,9%</text:p>
          </table:table-cell>
          <table:table-cell office:value-type="float" office:value="655" table:style-name="ce53">
            <text:p>655</text:p>
          </table:table-cell>
          <table:table-cell office:value-type="float" office:value="28125" table:style-name="ce53">
            <text:p>28.125</text:p>
          </table:table-cell>
          <table:table-cell office:value-type="percentage" office:value="2.328888888888889E-2" table:style-name="ce44">
            <text:p>2,3%</text:p>
          </table:table-cell>
          <table:table-cell office:value-type="float" office:value="2330" table:style-name="ce53">
            <text:p>2.330</text:p>
          </table:table-cell>
          <table:table-cell office:value-type="float" office:value="37718" table:style-name="ce53">
            <text:p>37.718</text:p>
          </table:table-cell>
          <table:table-cell office:value-type="percentage" office:value="6.1774219205684287E-2" table:style-name="ce44">
            <text:p>6,2%</text:p>
          </table:table-cell>
          <table:table-cell office:value-type="float" office:value="3314" table:style-name="ce53">
            <text:p>3.314</text:p>
          </table:table-cell>
          <table:table-cell office:value-type="float" office:value="47664" table:style-name="ce53">
            <text:p>47.664</text:p>
          </table:table-cell>
          <table:table-cell office:value-type="percentage" office:value="6.9528365223229277E-2" table:style-name="ce44">
            <text:p>7,0%</text:p>
          </table:table-cell>
          <table:table-cell office:value-type="float" office:value="4661" table:style-name="ce53">
            <text:p>4.661</text:p>
          </table:table-cell>
          <table:table-cell office:value-type="float" office:value="107618" table:style-name="ce53">
            <text:p>107.618</text:p>
          </table:table-cell>
          <table:table-cell office:value-type="percentage" office:value="4.3310598598747418E-2" table:style-name="ce44">
            <text:p>4,3%</text:p>
          </table:table-cell>
          <table:table-cell office:value-type="float" office:value="370" table:style-name="ce53">
            <text:p>370</text:p>
          </table:table-cell>
          <table:table-cell office:value-type="float" office:value="21170" table:style-name="ce53">
            <text:p>21.170</text:p>
          </table:table-cell>
          <table:table-cell office:value-type="percentage" office:value="1.7477562588568731E-2" table:style-name="ce44">
            <text:p>1,7%</text:p>
          </table:table-cell>
          <table:table-cell office:value-type="float" office:value="2" table:style-name="ce53">
            <text:p>2</text:p>
          </table:table-cell>
          <table:table-cell office:value-type="float" office:value="6286" table:style-name="ce53">
            <text:p>6.286</text:p>
          </table:table-cell>
          <table:table-cell office:value-type="percentage" office:value="3.1816735602927139E-4" table:style-name="ce44">
            <text:p>0,0%</text:p>
          </table:table-cell>
          <table:table-cell office:value-type="float" office:value="21980" table:style-name="ce57">
            <text:p>21.980</text:p>
          </table:table-cell>
          <table:table-cell office:value-type="float" office:value="270788" table:style-name="ce57">
            <text:p>270.788</text:p>
          </table:table-cell>
          <table:table-cell office:value-type="percentage" office:value="8.1170509771481755E-2" table:style-name="ce49">
            <text:p>8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adrid</text:p>
          </table:table-cell>
          <table:table-cell office:value-type="float" office:value="169283" table:style-name="ce53">
            <text:p>169.283</text:p>
          </table:table-cell>
          <table:table-cell office:value-type="float" office:value="364122" table:style-name="ce53">
            <text:p>364.122</text:p>
          </table:table-cell>
          <table:table-cell office:value-type="percentage" office:value="0.46490736621242329" table:style-name="ce44">
            <text:p>46,5%</text:p>
          </table:table-cell>
          <table:table-cell office:value-type="float" office:value="7449" table:style-name="ce53">
            <text:p>7.449</text:p>
          </table:table-cell>
          <table:table-cell office:value-type="float" office:value="526081" table:style-name="ce53">
            <text:p>526.081</text:p>
          </table:table-cell>
          <table:table-cell office:value-type="percentage" office:value="1.4159416515707656E-2" table:style-name="ce44">
            <text:p>1,4%</text:p>
          </table:table-cell>
          <table:table-cell office:value-type="float" office:value="29149" table:style-name="ce53">
            <text:p>29.149</text:p>
          </table:table-cell>
          <table:table-cell office:value-type="float" office:value="703323" table:style-name="ce53">
            <text:p>703.323</text:p>
          </table:table-cell>
          <table:table-cell office:value-type="percentage" office:value="4.1444684732334931E-2" table:style-name="ce44">
            <text:p>4,1%</text:p>
          </table:table-cell>
          <table:table-cell office:value-type="float" office:value="49832" table:style-name="ce53">
            <text:p>49.832</text:p>
          </table:table-cell>
          <table:table-cell office:value-type="float" office:value="972783" table:style-name="ce53">
            <text:p>972.783</text:p>
          </table:table-cell>
          <table:table-cell office:value-type="percentage" office:value="5.1226224142486045E-2" table:style-name="ce44">
            <text:p>5,1%</text:p>
          </table:table-cell>
          <table:table-cell office:value-type="float" office:value="108380" table:style-name="ce53">
            <text:p>108.380</text:p>
          </table:table-cell>
          <table:table-cell office:value-type="float" office:value="2513737" table:style-name="ce53">
            <text:p>2.513.737</text:p>
          </table:table-cell>
          <table:table-cell office:value-type="percentage" office:value="4.3115091196891324E-2" table:style-name="ce44">
            <text:p>4,3%</text:p>
          </table:table-cell>
          <table:table-cell office:value-type="float" office:value="12781" table:style-name="ce53">
            <text:p>12.781</text:p>
          </table:table-cell>
          <table:table-cell office:value-type="float" office:value="479716" table:style-name="ce53">
            <text:p>479.716</text:p>
          </table:table-cell>
          <table:table-cell office:value-type="percentage" office:value="2.6642847017818876E-2" table:style-name="ce44">
            <text:p>2,7%</text:p>
          </table:table-cell>
          <table:table-cell office:value-type="float" office:value="35" table:style-name="ce53">
            <text:p>35</text:p>
          </table:table-cell>
          <table:table-cell office:value-type="float" office:value="135861" table:style-name="ce53">
            <text:p>135.861</text:p>
          </table:table-cell>
          <table:table-cell office:value-type="percentage" office:value="2.5761624012777764E-4" table:style-name="ce44">
            <text:p>0,0%</text:p>
          </table:table-cell>
          <table:table-cell office:value-type="float" office:value="376909" table:style-name="ce57">
            <text:p>376.909</text:p>
          </table:table-cell>
          <table:table-cell office:value-type="float" office:value="5695623" table:style-name="ce57">
            <text:p>5.695.623</text:p>
          </table:table-cell>
          <table:table-cell office:value-type="percentage" office:value="6.6175201553894988E-2" table:style-name="ce49">
            <text:p>6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urcia</text:p>
          </table:table-cell>
          <table:table-cell office:value-type="float" office:value="34708" table:style-name="ce53">
            <text:p>34.708</text:p>
          </table:table-cell>
          <table:table-cell office:value-type="float" office:value="69771" table:style-name="ce53">
            <text:p>69.771</text:p>
          </table:table-cell>
          <table:table-cell office:value-type="percentage" office:value="0.4974559630792163" table:style-name="ce44">
            <text:p>49,7%</text:p>
          </table:table-cell>
          <table:table-cell office:value-type="float" office:value="2255" table:style-name="ce53">
            <text:p>2.255</text:p>
          </table:table-cell>
          <table:table-cell office:value-type="float" office:value="102899" table:style-name="ce53">
            <text:p>102.899</text:p>
          </table:table-cell>
          <table:table-cell office:value-type="percentage" office:value="2.1914693048523309E-2" table:style-name="ce44">
            <text:p>2,2%</text:p>
          </table:table-cell>
          <table:table-cell office:value-type="float" office:value="7391" table:style-name="ce53">
            <text:p>7.391</text:p>
          </table:table-cell>
          <table:table-cell office:value-type="float" office:value="146909" table:style-name="ce53">
            <text:p>146.909</text:p>
          </table:table-cell>
          <table:table-cell office:value-type="percentage" office:value="5.0310055884935576E-2" table:style-name="ce44">
            <text:p>5,0%</text:p>
          </table:table-cell>
          <table:table-cell office:value-type="float" office:value="13715" table:style-name="ce53">
            <text:p>13.715</text:p>
          </table:table-cell>
          <table:table-cell office:value-type="float" office:value="213256" table:style-name="ce53">
            <text:p>213.256</text:p>
          </table:table-cell>
          <table:table-cell office:value-type="percentage" office:value="6.431237573620438E-2" table:style-name="ce44">
            <text:p>6,4%</text:p>
          </table:table-cell>
          <table:table-cell office:value-type="float" office:value="27310" table:style-name="ce53">
            <text:p>27.310</text:p>
          </table:table-cell>
          <table:table-cell office:value-type="float" office:value="551265" table:style-name="ce53">
            <text:p>551.265</text:p>
          </table:table-cell>
          <table:table-cell office:value-type="percentage" office:value="4.9540602069784952E-2" table:style-name="ce44">
            <text:p>5,0%</text:p>
          </table:table-cell>
          <table:table-cell office:value-type="float" office:value="2484" table:style-name="ce53">
            <text:p>2.484</text:p>
          </table:table-cell>
          <table:table-cell office:value-type="float" office:value="118667" table:style-name="ce53">
            <text:p>118.667</text:p>
          </table:table-cell>
          <table:table-cell office:value-type="percentage" office:value="2.0932525470434071E-2" table:style-name="ce44">
            <text:p>2,1%</text:p>
          </table:table-cell>
          <table:table-cell office:value-type="float" office:value="95" table:style-name="ce53">
            <text:p>95</text:p>
          </table:table-cell>
          <table:table-cell office:value-type="float" office:value="34712" table:style-name="ce53">
            <text:p>34.712</text:p>
          </table:table-cell>
          <table:table-cell office:value-type="percentage" office:value="2.7368057156026736E-3" table:style-name="ce44">
            <text:p>0,3%</text:p>
          </table:table-cell>
          <table:table-cell office:value-type="float" office:value="87958" table:style-name="ce57">
            <text:p>87.958</text:p>
          </table:table-cell>
          <table:table-cell office:value-type="float" office:value="1237479" table:style-name="ce57">
            <text:p>1.237.479</text:p>
          </table:table-cell>
          <table:table-cell office:value-type="percentage" office:value="7.1078377895705702E-2" table:style-name="ce49">
            <text:p>7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Navarra</text:p>
          </table:table-cell>
          <table:table-cell office:value-type="float" office:value="13618" table:style-name="ce53">
            <text:p>13.618</text:p>
          </table:table-cell>
          <table:table-cell office:value-type="float" office:value="41166" table:style-name="ce53">
            <text:p>41.166</text:p>
          </table:table-cell>
          <table:table-cell office:value-type="percentage" office:value="0.33080697663120051" table:style-name="ce44">
            <text:p>33,1%</text:p>
          </table:table-cell>
          <table:table-cell office:value-type="float" office:value="1725" table:style-name="ce53">
            <text:p>1.725</text:p>
          </table:table-cell>
          <table:table-cell office:value-type="float" office:value="55792" table:style-name="ce53">
            <text:p>55.792</text:p>
          </table:table-cell>
          <table:table-cell office:value-type="percentage" office:value="3.0918411241755091E-2" table:style-name="ce44">
            <text:p>3,1%</text:p>
          </table:table-cell>
          <table:table-cell office:value-type="float" office:value="3964" table:style-name="ce53">
            <text:p>3.964</text:p>
          </table:table-cell>
          <table:table-cell office:value-type="float" office:value="73844" table:style-name="ce53">
            <text:p>73.844</text:p>
          </table:table-cell>
          <table:table-cell office:value-type="percentage" office:value="5.3680732354693679E-2" table:style-name="ce44">
            <text:p>5,4%</text:p>
          </table:table-cell>
          <table:table-cell office:value-type="float" office:value="7398" table:style-name="ce53">
            <text:p>7.398</text:p>
          </table:table-cell>
          <table:table-cell office:value-type="float" office:value="96694" table:style-name="ce53">
            <text:p>96.694</text:p>
          </table:table-cell>
          <table:table-cell office:value-type="percentage" office:value="7.6509400790121418E-2" table:style-name="ce44">
            <text:p>7,7%</text:p>
          </table:table-cell>
          <table:table-cell office:value-type="float" office:value="12050" table:style-name="ce53">
            <text:p>12.050</text:p>
          </table:table-cell>
          <table:table-cell office:value-type="float" office:value="223028" table:style-name="ce53">
            <text:p>223.028</text:p>
          </table:table-cell>
          <table:table-cell office:value-type="percentage" office:value="5.402909051778252E-2" table:style-name="ce44">
            <text:p>5,4%</text:p>
          </table:table-cell>
          <table:table-cell office:value-type="float" office:value="879" table:style-name="ce53">
            <text:p>879</text:p>
          </table:table-cell>
          <table:table-cell office:value-type="float" office:value="48505" table:style-name="ce53">
            <text:p>48.505</text:p>
          </table:table-cell>
          <table:table-cell office:value-type="percentage" office:value="1.8121843108957838E-2" table:style-name="ce44">
            <text:p>1,8%</text:p>
          </table:table-cell>
          <table:table-cell office:value-type="float" office:value="4" table:style-name="ce53">
            <text:p>4</text:p>
          </table:table-cell>
          <table:table-cell office:value-type="float" office:value="13906" table:style-name="ce53">
            <text:p>13.906</text:p>
          </table:table-cell>
          <table:table-cell office:value-type="percentage" office:value="2.8764562059542645E-4" table:style-name="ce44">
            <text:p>0,0%</text:p>
          </table:table-cell>
          <table:table-cell office:value-type="float" office:value="39638" table:style-name="ce57">
            <text:p>39.638</text:p>
          </table:table-cell>
          <table:table-cell office:value-type="float" office:value="552935" table:style-name="ce57">
            <text:p>552.935</text:p>
          </table:table-cell>
          <table:table-cell office:value-type="percentage" office:value="7.1686545434816021E-2" table:style-name="ce49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País Vasco</text:p>
          </table:table-cell>
          <table:table-cell office:value-type="float" office:value="37980" table:style-name="ce53">
            <text:p>37.980</text:p>
          </table:table-cell>
          <table:table-cell office:value-type="float" office:value="157950" table:style-name="ce53">
            <text:p>157.950</text:p>
          </table:table-cell>
          <table:table-cell office:value-type="percentage" office:value="0.24045584045584045" table:style-name="ce44">
            <text:p>24,0%</text:p>
          </table:table-cell>
          <table:table-cell office:value-type="float" office:value="3360" table:style-name="ce53">
            <text:p>3.360</text:p>
          </table:table-cell>
          <table:table-cell office:value-type="float" office:value="213081" table:style-name="ce53">
            <text:p>213.081</text:p>
          </table:table-cell>
          <table:table-cell office:value-type="percentage" office:value="1.5768651357934305E-2" table:style-name="ce44">
            <text:p>1,6%</text:p>
          </table:table-cell>
          <table:table-cell office:value-type="float" office:value="11091" table:style-name="ce53">
            <text:p>11.091</text:p>
          </table:table-cell>
          <table:table-cell office:value-type="float" office:value="280119" table:style-name="ce53">
            <text:p>280.119</text:p>
          </table:table-cell>
          <table:table-cell office:value-type="percentage" office:value="3.9593886883788676E-2" table:style-name="ce44">
            <text:p>4,0%</text:p>
          </table:table-cell>
          <table:table-cell office:value-type="float" office:value="19548" table:style-name="ce53">
            <text:p>19.548</text:p>
          </table:table-cell>
          <table:table-cell office:value-type="float" office:value="339977" table:style-name="ce53">
            <text:p>339.977</text:p>
          </table:table-cell>
          <table:table-cell office:value-type="percentage" office:value="5.7498007218135347E-2" table:style-name="ce44">
            <text:p>5,7%</text:p>
          </table:table-cell>
          <table:table-cell office:value-type="float" office:value="30857" table:style-name="ce53">
            <text:p>30.857</text:p>
          </table:table-cell>
          <table:table-cell office:value-type="float" office:value="724849" table:style-name="ce53">
            <text:p>724.849</text:p>
          </table:table-cell>
          <table:table-cell office:value-type="percentage" office:value="4.2570245664959185E-2" table:style-name="ce44">
            <text:p>4,3%</text:p>
          </table:table-cell>
          <table:table-cell office:value-type="float" office:value="2696" table:style-name="ce53">
            <text:p>2.696</text:p>
          </table:table-cell>
          <table:table-cell office:value-type="float" office:value="140323" table:style-name="ce53">
            <text:p>140.323</text:p>
          </table:table-cell>
          <table:table-cell office:value-type="percentage" office:value="1.9212816145606919E-2" table:style-name="ce44">
            <text:p>1,9%</text:p>
          </table:table-cell>
          <table:table-cell office:value-type="float" office:value="2" table:style-name="ce53">
            <text:p>2</text:p>
          </table:table-cell>
          <table:table-cell office:value-type="float" office:value="41824" table:style-name="ce53">
            <text:p>41.824</text:p>
          </table:table-cell>
          <table:table-cell office:value-type="percentage" office:value="4.7819433817903595E-5" table:style-name="ce44">
            <text:p>0,0%</text:p>
          </table:table-cell>
          <table:table-cell office:value-type="float" office:value="105534" table:style-name="ce57">
            <text:p>105.534</text:p>
          </table:table-cell>
          <table:table-cell office:value-type="float" office:value="1898123" table:style-name="ce57">
            <text:p>1.898.123</text:p>
          </table:table-cell>
          <table:table-cell office:value-type="percentage" office:value="5.5599136620756398E-2" table:style-name="ce49">
            <text:p>5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euta</text:p>
          </table:table-cell>
          <table:table-cell office:value-type="float" office:value="1564" table:style-name="ce53">
            <text:p>1.564</text:p>
          </table:table-cell>
          <table:table-cell office:value-type="float" office:value="2605" table:style-name="ce53">
            <text:p>2.605</text:p>
          </table:table-cell>
          <table:table-cell office:value-type="percentage" office:value="0.60038387715930908" table:style-name="ce44">
            <text:p>60,0%</text:p>
          </table:table-cell>
          <table:table-cell office:value-type="float" office:value="368" table:style-name="ce53">
            <text:p>368</text:p>
          </table:table-cell>
          <table:table-cell office:value-type="float" office:value="4318" table:style-name="ce53">
            <text:p>4.318</text:p>
          </table:table-cell>
          <table:table-cell office:value-type="percentage" office:value="8.5224641037517368E-2" table:style-name="ce44">
            <text:p>8,5%</text:p>
          </table:table-cell>
          <table:table-cell office:value-type="float" office:value="306" table:style-name="ce53">
            <text:p>306</text:p>
          </table:table-cell>
          <table:table-cell office:value-type="float" office:value="7857" table:style-name="ce53">
            <text:p>7.857</text:p>
          </table:table-cell>
          <table:table-cell office:value-type="percentage" office:value="3.8946162657502864E-2" table:style-name="ce44">
            <text:p>3,9%</text:p>
          </table:table-cell>
          <table:table-cell office:value-type="float" office:value="510" table:style-name="ce53">
            <text:p>510</text:p>
          </table:table-cell>
          <table:table-cell office:value-type="float" office:value="11556" table:style-name="ce53">
            <text:p>11.556</text:p>
          </table:table-cell>
          <table:table-cell office:value-type="percentage" office:value="4.4132917964693666E-2" table:style-name="ce44">
            <text:p>4,4%</text:p>
          </table:table-cell>
          <table:table-cell office:value-type="float" office:value="810" table:style-name="ce53">
            <text:p>810</text:p>
          </table:table-cell>
          <table:table-cell office:value-type="float" office:value="30066" table:style-name="ce53">
            <text:p>30.066</text:p>
          </table:table-cell>
          <table:table-cell office:value-type="percentage" office:value="2.6940730393135104E-2" table:style-name="ce44">
            <text:p>2,7%</text:p>
          </table:table-cell>
          <table:table-cell office:value-type="float" office:value="43" table:style-name="ce53">
            <text:p>43</text:p>
          </table:table-cell>
          <table:table-cell office:value-type="float" office:value="7581" table:style-name="ce53">
            <text:p>7.581</text:p>
          </table:table-cell>
          <table:table-cell office:value-type="percentage" office:value="5.6720749241524863E-3" table:style-name="ce44">
            <text:p>0,6%</text:p>
          </table:table-cell>
          <table:table-cell office:value-type="float" office:value="0" table:style-name="ce53">
            <text:p>0</text:p>
          </table:table-cell>
          <table:table-cell office:value-type="float" office:value="2175" table:style-name="ce5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3601" table:style-name="ce57">
            <text:p>3.601</text:p>
          </table:table-cell>
          <table:table-cell office:value-type="float" office:value="66158" table:style-name="ce57">
            <text:p>66.158</text:p>
          </table:table-cell>
          <table:table-cell office:value-type="percentage" office:value="5.4430303213519153E-2" table:style-name="ce49">
            <text:p>5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elilla</text:p>
          </table:table-cell>
          <table:table-cell office:value-type="float" office:value="856" table:style-name="ce53">
            <text:p>856</text:p>
          </table:table-cell>
          <table:table-cell office:value-type="float" office:value="2349" table:style-name="ce53">
            <text:p>2.349</text:p>
          </table:table-cell>
          <table:table-cell office:value-type="percentage" office:value="0.36441038739889314" table:style-name="ce44">
            <text:p>36,4%</text:p>
          </table:table-cell>
          <table:table-cell office:value-type="float" office:value="56" table:style-name="ce53">
            <text:p>56</text:p>
          </table:table-cell>
          <table:table-cell office:value-type="float" office:value="3748" table:style-name="ce53">
            <text:p>3.748</text:p>
          </table:table-cell>
          <table:table-cell office:value-type="percentage" office:value="1.4941302027748132E-2" table:style-name="ce44">
            <text:p>1,5%</text:p>
          </table:table-cell>
          <table:table-cell office:value-type="float" office:value="248" table:style-name="ce53">
            <text:p>248</text:p>
          </table:table-cell>
          <table:table-cell office:value-type="float" office:value="7827" table:style-name="ce53">
            <text:p>7.827</text:p>
          </table:table-cell>
          <table:table-cell office:value-type="percentage" office:value="3.1685192283122526E-2" table:style-name="ce44">
            <text:p>3,2%</text:p>
          </table:table-cell>
          <table:table-cell office:value-type="float" office:value="428" table:style-name="ce53">
            <text:p>428</text:p>
          </table:table-cell>
          <table:table-cell office:value-type="float" office:value="11299" table:style-name="ce53">
            <text:p>11.299</text:p>
          </table:table-cell>
          <table:table-cell office:value-type="percentage" office:value="3.7879458359146828E-2" table:style-name="ce44">
            <text:p>3,8%</text:p>
          </table:table-cell>
          <table:table-cell office:value-type="float" office:value="774" table:style-name="ce53">
            <text:p>774</text:p>
          </table:table-cell>
          <table:table-cell office:value-type="float" office:value="30095" table:style-name="ce53">
            <text:p>30.095</text:p>
          </table:table-cell>
          <table:table-cell office:value-type="percentage" office:value="2.5718557899983386E-2" table:style-name="ce44">
            <text:p>2,6%</text:p>
          </table:table-cell>
          <table:table-cell office:value-type="float" office:value="55" table:style-name="ce53">
            <text:p>55</text:p>
          </table:table-cell>
          <table:table-cell office:value-type="float" office:value="8536" table:style-name="ce53">
            <text:p>8.536</text:p>
          </table:table-cell>
          <table:table-cell office:value-type="percentage" office:value="6.4432989690721646E-3" table:style-name="ce44">
            <text:p>0,6%</text:p>
          </table:table-cell>
          <table:table-cell office:value-type="float" office:value="6" table:style-name="ce53">
            <text:p>6</text:p>
          </table:table-cell>
          <table:table-cell office:value-type="float" office:value="2324" table:style-name="ce5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2423" table:style-name="ce57">
            <text:p>2.423</text:p>
          </table:table-cell>
          <table:table-cell office:value-type="float" office:value="66178" table:style-name="ce57">
            <text:p>66.178</text:p>
          </table:table-cell>
          <table:table-cell office:value-type="percentage" office:value="3.661337604642026E-2" table:style-name="ce49">
            <text:p>3,7%</text:p>
          </table:table-cell>
          <table:table-cell table:number-columns-repeated="16359"/>
        </table:table-row>
        <table:table-row table:style-name="ro6">
          <table:table-cell office:value-type="string" table:style-name="ce41">
            <text:p>Fuerzas Armadas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" table:style-name="ce54">
            <text:p>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30" table:style-name="ce54">
            <text:p>43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018" table:style-name="ce54">
            <text:p>1.018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3405" table:style-name="ce54">
            <text:p>3.405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34" table:style-name="ce54">
            <text:p>13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991" table:style-name="ce58">
            <text:p>4.991</text:p>
          </table:table-cell>
          <table:table-cell office:value-type="string" table:style-name="ce58">
            <text:p>-</text:p>
          </table:table-cell>
          <table:table-cell office:value-type="string" table:style-name="ce50">
            <text:p>-</text:p>
          </table:table-cell>
          <table:table-cell table:number-columns-repeated="16359" table:style-name="ce35"/>
        </table:table-row>
        <table:table-row table:style-name="ro6">
          <table:table-cell office:value-type="string" table:style-name="ce40">
            <text:p>Total España</text:p>
          </table:table-cell>
          <table:table-cell office:value-type="float" office:value="1205441" table:style-name="ce55">
            <text:p>1.205.441</text:p>
          </table:table-cell>
          <table:table-cell office:value-type="float" office:value="2834024" table:style-name="ce55">
            <text:p>2.834.024</text:p>
          </table:table-cell>
          <table:table-cell office:value-type="percentage" office:value="0.42534608034370913" table:style-name="ce46">
            <text:p>42,5%</text:p>
          </table:table-cell>
          <table:table-cell office:value-type="float" office:value="108782" table:style-name="ce55">
            <text:p>108.782</text:p>
          </table:table-cell>
          <table:table-cell office:value-type="float" office:value="3960045" table:style-name="ce55">
            <text:p>3.960.045</text:p>
          </table:table-cell>
          <table:table-cell office:value-type="percentage" office:value="2.7469889862362675E-2" table:style-name="ce46">
            <text:p>2,7%</text:p>
          </table:table-cell>
          <table:table-cell office:value-type="float" office:value="258729" table:style-name="ce55">
            <text:p>258.729</text:p>
          </table:table-cell>
          <table:table-cell office:value-type="float" office:value="5336986" table:style-name="ce55">
            <text:p>5.336.986</text:p>
          </table:table-cell>
          <table:table-cell office:value-type="percentage" office:value="4.8478485797039755E-2" table:style-name="ce46">
            <text:p>4,8%</text:p>
          </table:table-cell>
          <table:table-cell office:value-type="float" office:value="408888" table:style-name="ce55">
            <text:p>408.888</text:p>
          </table:table-cell>
          <table:table-cell office:value-type="float" office:value="7033306" table:style-name="ce55">
            <text:p>7.033.306</text:p>
          </table:table-cell>
          <table:table-cell office:value-type="percentage" office:value="5.8135960528377412E-2" table:style-name="ce46">
            <text:p>5,8%</text:p>
          </table:table-cell>
          <table:table-cell office:value-type="float" office:value="746353" table:style-name="ce55">
            <text:p>746.353</text:p>
          </table:table-cell>
          <table:table-cell office:value-type="float" office:value="16706113" table:style-name="ce55">
            <text:p>16.706.113</text:p>
          </table:table-cell>
          <table:table-cell office:value-type="percentage" office:value="4.4675443054886556E-2" table:style-name="ce46">
            <text:p>4,5%</text:p>
          </table:table-cell>
          <table:table-cell office:value-type="float" office:value="68024" table:style-name="ce55">
            <text:p>68.024</text:p>
          </table:table-cell>
          <table:table-cell office:value-type="float" office:value="3310299" table:style-name="ce55">
            <text:p>3.310.299</text:p>
          </table:table-cell>
          <table:table-cell office:value-type="percentage" office:value="2.0549201144670012E-2" table:style-name="ce46">
            <text:p>2,1%</text:p>
          </table:table-cell>
          <table:table-cell office:value-type="float" office:value="798" table:style-name="ce55">
            <text:p>798</text:p>
          </table:table-cell>
          <table:table-cell office:value-type="float" office:value="949049" table:style-name="ce55">
            <text:p>949.049</text:p>
          </table:table-cell>
          <table:table-cell office:value-type="percentage" office:value="8.408417268233779E-4" table:style-name="ce46">
            <text:p>0,1%</text:p>
          </table:table-cell>
          <table:table-cell office:value-type="float" office:value="2797015" table:style-name="ce55">
            <text:p>2.797.015</text:p>
          </table:table-cell>
          <table:table-cell office:value-type="float" office:value="40129822" table:style-name="ce55">
            <text:p>40.129.822</text:p>
          </table:table-cell>
          <table:table-cell office:value-type="percentage" office:value="6.9699162881908625E-2" table:style-name="ce46">
            <text:p>7,0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01T14:51:40Z</dc:date>
  </office:meta>
</office:document-meta>
</file>